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1">
            <text:p>12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27">
            <text:p>12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9">
            <text:p>20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697">
            <text:p>1169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973">
            <text:p>119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999">
            <text:p>1199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2">
            <text:p>2021-01-0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28)">
            <text:p>(0.87 - 1.2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9">
            <text:p>1.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90.125">
            <text:p>190.125</text:p>
          </table:table-cell>
          <table:table-cell office:value-type="float" office:value="376.5">
            <text:p>376.5</text:p>
          </table:table-cell>
          <table:table-cell office:value-type="float" office:value="0.0439114270806157">
            <text:p>0.0439114271</text:p>
          </table:table-cell>
          <table:table-cell office:value-type="float" office:value="0.0176433741648107">
            <text:p>0.0176433742</text:p>
          </table:table-cell>
          <table:table-cell office:value-type="float" office:value="0.0245324819182902">
            <text:p>0.0245324819</text:p>
          </table:table-cell>
          <table:table-cell office:value-type="float" office:value="1.15746929310154">
            <text:p>1.1574692931</text:p>
          </table:table-cell>
          <table:table-cell office:value-type="float" office:value="1.0623619353346">
            <text:p>1.0623619353</text:p>
          </table:table-cell>
          <table:table-cell office:value-type="float" office:value="1.0870432983454">
            <text:p>1.0870432983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28.5994360190296">
            <text:p>28.59943601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35.625">
            <text:p>235.625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41194271332694">
            <text:p>0.0141194271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980873708268">
            <text:p>1.0498087371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134.625">
            <text:p>134.6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781431390759229">
            <text:p>0.0078143139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2746978314019">
            <text:p>1.0274697831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221.5">
            <text:p>221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32571223366052">
            <text:p>0.0132571223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4674440071171">
            <text:p>1.0467444007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383">
            <text:p>17383</text:p>
          </table:table-cell>
          <table:table-cell office:value-type="float" office:value="158">
            <text:p>158</text:p>
          </table:table-cell>
          <table:table-cell office:value-type="float" office:value="216.25">
            <text:p>216.25</text:p>
          </table:table-cell>
          <table:table-cell office:value-type="float" office:value="372.625">
            <text:p>372.625</text:p>
          </table:table-cell>
          <table:table-cell office:value-type="float" office:value="0.018834187626654">
            <text:p>0.0188341876</text:p>
          </table:table-cell>
          <table:table-cell office:value-type="float" office:value="0.0191236292889989">
            <text:p>0.0191236293</text:p>
          </table:table-cell>
          <table:table-cell office:value-type="float" office:value="0.0214361732727377">
            <text:p>0.0214361733</text:p>
          </table:table-cell>
          <table:table-cell office:value-type="float" office:value="1.06661492087546">
            <text:p>1.0666149209</text:p>
          </table:table-cell>
          <table:table-cell office:value-type="float" office:value="1.06764950037798">
            <text:p>1.0676495004</text:p>
          </table:table-cell>
          <table:table-cell office:value-type="float" office:value="1.07592724512276">
            <text:p>1.0759272451</text:p>
          </table:table-cell>
          <table:table-cell table:number-columns-repeated="2" office:value-type="float" office:value="0">
            <text:p>0</text:p>
          </table:table-cell>
          <table:table-cell office:value-type="float" office:value="32.6807458377567">
            <text:p>32.680745837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448">
            <text:p>12448</text:p>
          </table:table-cell>
          <table:table-cell office:value-type="float" office:value="17354">
            <text:p>17354</text:p>
          </table:table-cell>
          <table:table-cell office:value-type="float" office:value="206">
            <text:p>206</text:p>
          </table:table-cell>
          <table:table-cell office:value-type="float" office:value="190.375">
            <text:p>190.375</text:p>
          </table:table-cell>
          <table:table-cell office:value-type="float" office:value="110.25">
            <text:p>110.25</text:p>
          </table:table-cell>
          <table:table-cell office:value-type="float" office:value="0.0230760613868041">
            <text:p>0.0230760614</text:p>
          </table:table-cell>
          <table:table-cell office:value-type="float" office:value="0.0152936214652956">
            <text:p>0.0152936215</text:p>
          </table:table-cell>
          <table:table-cell office:value-type="float" office:value="0.0063530021896969">
            <text:p>0.0063530022</text:p>
          </table:table-cell>
          <table:table-cell office:value-type="float" office:value="1.0818099238877">
            <text:p>1.0818099239</text:p>
          </table:table-cell>
          <table:table-cell office:value-type="float" office:value="1.05398610904928">
            <text:p>1.053986109</text:p>
          </table:table-cell>
          <table:table-cell office:value-type="float" office:value="1.02231461451211">
            <text:p>1.0223146145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2213">
            <text:p>12213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118.25">
            <text:p>118.25</text:p>
          </table:table-cell>
          <table:table-cell office:value-type="float" office:value="197.625">
            <text:p>197.625</text:p>
          </table:table-cell>
          <table:table-cell office:value-type="float" office:value="0.00713792309463504">
            <text:p>0.0071379231</text:p>
          </table:table-cell>
          <table:table-cell office:value-type="float" office:value="0.00968230573978547">
            <text:p>0.0096823057</text:p>
          </table:table-cell>
          <table:table-cell office:value-type="float" office:value="0.0117340577128607">
            <text:p>0.0117340577</text:p>
          </table:table-cell>
          <table:table-cell office:value-type="float" office:value="1.02508259272559">
            <text:p>1.0250825927</text:p>
          </table:table-cell>
          <table:table-cell office:value-type="float" office:value="1.03407181429635">
            <text:p>1.0340718143</text:p>
          </table:table-cell>
          <table:table-cell office:value-type="float" office:value="1.04133907069141">
            <text:p>1.0413390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2111">
            <text:p>12111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239.25">
            <text:p>239.25</text:p>
          </table:table-cell>
          <table:table-cell office:value-type="float" office:value="302.5">
            <text:p>302.5</text:p>
          </table:table-cell>
          <table:table-cell office:value-type="float" office:value="0.0101302677392244">
            <text:p>0.0101302677</text:p>
          </table:table-cell>
          <table:table-cell office:value-type="float" office:value="0.0197547683923706">
            <text:p>0.0197547684</text:p>
          </table:table-cell>
          <table:table-cell office:value-type="float" office:value="0.0177346543940904">
            <text:p>0.0177346544</text:p>
          </table:table-cell>
          <table:table-cell office:value-type="float" office:value="1.03565707684324">
            <text:p>1.0356570768</text:p>
          </table:table-cell>
          <table:table-cell office:value-type="float" office:value="1.0699065810868">
            <text:p>1.0699065811</text:p>
          </table:table-cell>
          <table:table-cell office:value-type="float" office:value="1.06268774559361">
            <text:p>1.06268774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568">
            <text:p>12568</text:p>
          </table:table-cell>
          <table:table-cell office:value-type="float" office:value="17612">
            <text:p>17612</text:p>
          </table:table-cell>
          <table:table-cell office:value-type="float" office:value="206">
            <text:p>206</text:p>
          </table:table-cell>
          <table:table-cell office:value-type="float" office:value="225.25">
            <text:p>225.25</text:p>
          </table:table-cell>
          <table:table-cell office:value-type="float" office:value="257.875">
            <text:p>257.875</text:p>
          </table:table-cell>
          <table:table-cell office:value-type="float" office:value="0.0235267245317497">
            <text:p>0.0235267245</text:p>
          </table:table-cell>
          <table:table-cell office:value-type="float" office:value="0.0179225015913431">
            <text:p>0.0179225016</text:p>
          </table:table-cell>
          <table:table-cell office:value-type="float" office:value="0.014642005450829">
            <text:p>0.0146420055</text:p>
          </table:table-cell>
          <table:table-cell office:value-type="float" office:value="1.08342840912482">
            <text:p>1.0834284091</text:p>
          </table:table-cell>
          <table:table-cell office:value-type="float" office:value="1.06335833905375">
            <text:p>1.0633583391</text:p>
          </table:table-cell>
          <table:table-cell office:value-type="float" office:value="1.0516672201922">
            <text:p>1.0516672202</text:p>
          </table:table-cell>
          <table:table-cell office:value-type="float" office:value="29.8073503509382">
            <text:p>29.8073503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630">
            <text:p>12630</text:p>
          </table:table-cell>
          <table:table-cell office:value-type="float" office:value="18136">
            <text:p>18136</text:p>
          </table:table-cell>
          <table:table-cell office:value-type="float" office:value="105">
            <text:p>105</text:p>
          </table:table-cell>
          <table:table-cell office:value-type="float" office:value="123.75">
            <text:p>123.75</text:p>
          </table:table-cell>
          <table:table-cell office:value-type="float" office:value="255.875">
            <text:p>255.875</text:p>
          </table:table-cell>
          <table:table-cell office:value-type="float" office:value="0.0108448667630655">
            <text:p>0.0108448668</text:p>
          </table:table-cell>
          <table:table-cell office:value-type="float" office:value="0.00979809976247031">
            <text:p>0.0097980998</text:p>
          </table:table-cell>
          <table:table-cell office:value-type="float" office:value="0.0141086788707543">
            <text:p>0.0141086789</text:p>
          </table:table-cell>
          <table:table-cell office:value-type="float" office:value="1.03818755149554">
            <text:p>1.0381875515</text:p>
          </table:table-cell>
          <table:table-cell office:value-type="float" office:value="1.0344815145762">
            <text:p>1.0344815146</text:p>
          </table:table-cell>
          <table:table-cell office:value-type="float" office:value="1.04977052349382">
            <text:p>1.04977052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34">
            <text:p>234</text:p>
          </table:table-cell>
          <table:table-cell office:value-type="float" office:value="9617">
            <text:p>9617</text:p>
          </table:table-cell>
          <table:table-cell office:value-type="float" office:value="12442">
            <text:p>12442</text:p>
          </table:table-cell>
          <table:table-cell office:value-type="float" office:value="17855">
            <text:p>17855</text:p>
          </table:table-cell>
          <table:table-cell office:value-type="float" office:value="96.5">
            <text:p>96.5</text:p>
          </table:table-cell>
          <table:table-cell office:value-type="float" office:value="112.875">
            <text:p>112.875</text:p>
          </table:table-cell>
          <table:table-cell office:value-type="float" office:value="482.875">
            <text:p>482.875</text:p>
          </table:table-cell>
          <table:table-cell office:value-type="float" office:value="0.0100343142352085">
            <text:p>0.0100343142</text:p>
          </table:table-cell>
          <table:table-cell office:value-type="float" office:value="0.00907209451856615">
            <text:p>0.0090720945</text:p>
          </table:table-cell>
          <table:table-cell office:value-type="float" office:value="0.0270442453094371">
            <text:p>0.0270442453</text:p>
          </table:table-cell>
          <table:table-cell office:value-type="float" office:value="1.03531744724908">
            <text:p>1.0353174472</text:p>
          </table:table-cell>
          <table:table-cell office:value-type="float" office:value="1.03191364449693">
            <text:p>1.0319136445</text:p>
          </table:table-cell>
          <table:table-cell office:value-type="float" office:value="1.09608838534357">
            <text:p>1.0960883853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51495584041">
            <text:p>25.975149558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528">
            <text:p>9528</text:p>
          </table:table-cell>
          <table:table-cell office:value-type="float" office:value="12499">
            <text:p>12499</text:p>
          </table:table-cell>
          <table:table-cell office:value-type="float" office:value="19242">
            <text:p>19242</text:p>
          </table:table-cell>
          <table:table-cell office:value-type="float" office:value="136">
            <text:p>136</text:p>
          </table:table-cell>
          <table:table-cell office:value-type="float" office:value="172.375">
            <text:p>172.375</text:p>
          </table:table-cell>
          <table:table-cell office:value-type="float" office:value="751.125">
            <text:p>751.125</text:p>
          </table:table-cell>
          <table:table-cell office:value-type="float" office:value="0.0142737195633921">
            <text:p>0.0142737196</text:p>
          </table:table-cell>
          <table:table-cell office:value-type="float" office:value="0.0137911032882631">
            <text:p>0.0137911033</text:p>
          </table:table-cell>
          <table:table-cell office:value-type="float" office:value="0.0390357031493608">
            <text:p>0.0390357031</text:p>
          </table:table-cell>
          <table:table-cell office:value-type="float" office:value="1.05035734704941">
            <text:p>1.050357347</text:p>
          </table:table-cell>
          <table:table-cell office:value-type="float" office:value="1.04864164278754">
            <text:p>1.0486416428</text:p>
          </table:table-cell>
          <table:table-cell office:value-type="float" office:value="1.13961158181868">
            <text:p>1.1396115818</text:p>
          </table:table-cell>
          <table:table-cell table:number-columns-repeated="2" office:value-type="float" office:value="0">
            <text:p>0</text:p>
          </table:table-cell>
          <table:table-cell office:value-type="float" office:value="18.1011106906499">
            <text:p>18.101110690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261">
            <text:p>261</text:p>
          </table:table-cell>
          <table:table-cell office:value-type="float" office:value="10052">
            <text:p>10052</text:p>
          </table:table-cell>
          <table:table-cell office:value-type="float" office:value="12904">
            <text:p>12904</text:p>
          </table:table-cell>
          <table:table-cell office:value-type="float" office:value="19420">
            <text:p>19420</text:p>
          </table:table-cell>
          <table:table-cell office:value-type="float" office:value="161.625">
            <text:p>161.625</text:p>
          </table:table-cell>
          <table:table-cell office:value-type="float" office:value="234.75">
            <text:p>234.75</text:p>
          </table:table-cell>
          <table:table-cell office:value-type="float" office:value="906.25">
            <text:p>906.25</text:p>
          </table:table-cell>
          <table:table-cell office:value-type="float" office:value="0.0160788897731795">
            <text:p>0.0160788898</text:p>
          </table:table-cell>
          <table:table-cell office:value-type="float" office:value="0.0181920334779913">
            <text:p>0.0181920335</text:p>
          </table:table-cell>
          <table:table-cell office:value-type="float" office:value="0.0466658084449022">
            <text:p>0.0466658084</text:p>
          </table:table-cell>
          <table:table-cell office:value-type="float" office:value="1.05678283437095">
            <text:p>1.0567828344</text:p>
          </table:table-cell>
          <table:table-cell office:value-type="float" office:value="1.06432077933382">
            <text:p>1.0643207793</text:p>
          </table:table-cell>
          <table:table-cell office:value-type="float" office:value="1.16759861700568">
            <text:p>1.1675986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1973661931311">
            <text:p>15.197366193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9935">
            <text:p>9935</text:p>
          </table:table-cell>
          <table:table-cell office:value-type="float" office:value="13480">
            <text:p>13480</text:p>
          </table:table-cell>
          <table:table-cell office:value-type="float" office:value="19323">
            <text:p>19323</text:p>
          </table:table-cell>
          <table:table-cell office:value-type="float" office:value="107.75">
            <text:p>107.75</text:p>
          </table:table-cell>
          <table:table-cell office:value-type="float" office:value="171.25">
            <text:p>171.25</text:p>
          </table:table-cell>
          <table:table-cell office:value-type="float" office:value="951.125">
            <text:p>951.125</text:p>
          </table:table-cell>
          <table:table-cell office:value-type="float" office:value="0.0108454957221943">
            <text:p>0.0108454957</text:p>
          </table:table-cell>
          <table:table-cell office:value-type="float" office:value="0.0127040059347181">
            <text:p>0.0127040059</text:p>
          </table:table-cell>
          <table:table-cell office:value-type="float" office:value="0.0492224292294157">
            <text:p>0.0492224292</text:p>
          </table:table-cell>
          <table:table-cell office:value-type="float" office:value="1.0381897795915">
            <text:p>1.0381897796</text:p>
          </table:table-cell>
          <table:table-cell office:value-type="float" office:value="1.04478034863442">
            <text:p>1.0447803486</text:p>
          </table:table-cell>
          <table:table-cell office:value-type="float" office:value="1.17702728347987">
            <text:p>1.1770272835</text:p>
          </table:table-cell>
          <table:table-cell table:number-columns-repeated="2" office:value-type="float" office:value="0">
            <text:p>0</text:p>
          </table:table-cell>
          <table:table-cell office:value-type="float" office:value="14.4257359317624">
            <text:p>14.425735931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9770">
            <text:p>9770</text:p>
          </table:table-cell>
          <table:table-cell office:value-type="float" office:value="13302">
            <text:p>13302</text:p>
          </table:table-cell>
          <table:table-cell office:value-type="float" office:value="20300">
            <text:p>20300</text:p>
          </table:table-cell>
          <table:table-cell office:value-type="float" office:value="72.25">
            <text:p>72.25</text:p>
          </table:table-cell>
          <table:table-cell office:value-type="float" office:value="383.75">
            <text:p>383.75</text:p>
          </table:table-cell>
          <table:table-cell office:value-type="float" office:value="1229.125">
            <text:p>1229.125</text:p>
          </table:table-cell>
          <table:table-cell office:value-type="float" office:value="0.00739508700102354">
            <text:p>0.007395087</text:p>
          </table:table-cell>
          <table:table-cell office:value-type="float" office:value="0.0288490452563524">
            <text:p>0.0288490453</text:p>
          </table:table-cell>
          <table:table-cell office:value-type="float" office:value="0.0605480295566502">
            <text:p>0.0605480296</text:p>
          </table:table-cell>
          <table:table-cell office:value-type="float" office:value="1.02598999163462">
            <text:p>1.0259899916</text:p>
          </table:table-cell>
          <table:table-cell office:value-type="float" office:value="1.10260290252515">
            <text:p>1.1026029025</text:p>
          </table:table-cell>
          <table:table-cell office:value-type="float" office:value="1.21910358865933">
            <text:p>1.2191035887</text:p>
          </table:table-cell>
          <table:table-cell office:value-type="float" office:value="0">
            <text:p>0</text:p>
          </table:table-cell>
          <table:table-cell office:value-type="float" office:value="24.3716247409831">
            <text:p>24.371624741</text:p>
          </table:table-cell>
          <table:table-cell office:value-type="float" office:value="11.7910681607016">
            <text:p>11.791068160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297">
            <text:p>297</text:p>
          </table:table-cell>
          <table:table-cell office:value-type="float" office:value="9470">
            <text:p>9470</text:p>
          </table:table-cell>
          <table:table-cell office:value-type="float" office:value="14026">
            <text:p>14026</text:p>
          </table:table-cell>
          <table:table-cell office:value-type="float" office:value="22561">
            <text:p>22561</text:p>
          </table:table-cell>
          <table:table-cell office:value-type="float" office:value="178.25">
            <text:p>178.25</text:p>
          </table:table-cell>
          <table:table-cell office:value-type="float" office:value="618">
            <text:p>618</text:p>
          </table:table-cell>
          <table:table-cell office:value-type="float" office:value="1152.625">
            <text:p>1152.625</text:p>
          </table:table-cell>
          <table:table-cell office:value-type="float" office:value="0.0188225976768743">
            <text:p>0.0188225977</text:p>
          </table:table-cell>
          <table:table-cell office:value-type="float" office:value="0.044061029516612">
            <text:p>0.0440610295</text:p>
          </table:table-cell>
          <table:table-cell office:value-type="float" office:value="0.0510892690926821">
            <text:p>0.0510892691</text:p>
          </table:table-cell>
          <table:table-cell office:value-type="float" office:value="1.06657350062834">
            <text:p>1.0665735006</text:p>
          </table:table-cell>
          <table:table-cell office:value-type="float" office:value="1.15801869697939">
            <text:p>1.158018697</text:p>
          </table:table-cell>
          <table:table-cell office:value-type="float" office:value="1.18392826412058">
            <text:p>1.1839282641</text:p>
          </table:table-cell>
          <table:table-cell office:value-type="float" office:value="0">
            <text:p>0</text:p>
          </table:table-cell>
          <table:table-cell office:value-type="float" office:value="16.0756079227982">
            <text:p>16.0756079228</text:p>
          </table:table-cell>
          <table:table-cell office:value-type="float" office:value="13.9110687926818">
            <text:p>13.911068792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442">
            <text:p>442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0105">
            <text:p>10105</text:p>
          </table:table-cell>
          <table:table-cell office:value-type="float" office:value="14452">
            <text:p>14452</text:p>
          </table:table-cell>
          <table:table-cell office:value-type="float" office:value="24180">
            <text:p>24180</text:p>
          </table:table-cell>
          <table:table-cell office:value-type="float" office:value="185.75">
            <text:p>185.75</text:p>
          </table:table-cell>
          <table:table-cell office:value-type="float" office:value="748">
            <text:p>748</text:p>
          </table:table-cell>
          <table:table-cell office:value-type="float" office:value="1283.25">
            <text:p>1283.25</text:p>
          </table:table-cell>
          <table:table-cell office:value-type="float" office:value="0.0183819891142999">
            <text:p>0.0183819891</text:p>
          </table:table-cell>
          <table:table-cell office:value-type="float" office:value="0.0517575422086908">
            <text:p>0.0517575422</text:p>
          </table:table-cell>
          <table:table-cell office:value-type="float" office:value="0.0530707196029777">
            <text:p>0.0530707196</text:p>
          </table:table-cell>
          <table:table-cell office:value-type="float" office:value="1.06499924104669">
            <text:p>1.064999241</text:p>
          </table:table-cell>
          <table:table-cell office:value-type="float" office:value="1.18640193035437">
            <text:p>1.1864019304</text:p>
          </table:table-cell>
          <table:table-cell office:value-type="float" office:value="1.19126786111761">
            <text:p>1.1912678611</text:p>
          </table:table-cell>
          <table:table-cell office:value-type="float" office:value="0">
            <text:p>0</text:p>
          </table:table-cell>
          <table:table-cell office:value-type="float" office:value="13.7358554745887">
            <text:p>13.7358554746</text:p>
          </table:table-cell>
          <table:table-cell office:value-type="float" office:value="13.4044080304704">
            <text:p>13.404408030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576">
            <text:p>10576</text:p>
          </table:table-cell>
          <table:table-cell office:value-type="float" office:value="15370">
            <text:p>15370</text:p>
          </table:table-cell>
          <table:table-cell office:value-type="float" office:value="25787">
            <text:p>25787</text:p>
          </table:table-cell>
          <table:table-cell office:value-type="float" office:value="185.25">
            <text:p>185.25</text:p>
          </table:table-cell>
          <table:table-cell office:value-type="float" office:value="899.75">
            <text:p>899.75</text:p>
          </table:table-cell>
          <table:table-cell office:value-type="float" office:value="1494.5">
            <text:p>1494.5</text:p>
          </table:table-cell>
          <table:table-cell office:value-type="float" office:value="0.0175160741301059">
            <text:p>0.0175160741</text:p>
          </table:table-cell>
          <table:table-cell office:value-type="float" office:value="0.0585393623942746">
            <text:p>0.0585393624</text:p>
          </table:table-cell>
          <table:table-cell office:value-type="float" office:value="0.0579555590025982">
            <text:p>0.057955559</text:p>
          </table:table-cell>
          <table:table-cell office:value-type="float" office:value="1.06190761264712">
            <text:p>1.0619076126</text:p>
          </table:table-cell>
          <table:table-cell office:value-type="float" office:value="1.21160440800104">
            <text:p>1.211604408</text:p>
          </table:table-cell>
          <table:table-cell office:value-type="float" office:value="1.20942779627493">
            <text:p>1.2094277963</text:p>
          </table:table-cell>
          <table:table-cell office:value-type="float" office:value="0">
            <text:p>0</text:p>
          </table:table-cell>
          <table:table-cell office:value-type="float" office:value="12.1839902733392">
            <text:p>12.1839902733</text:p>
          </table:table-cell>
          <table:table-cell office:value-type="float" office:value="12.3032970138209">
            <text:p>12.303297013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338">
            <text:p>338</text:p>
          </table:table-cell>
          <table:table-cell office:value-type="float" office:value="10458">
            <text:p>10458</text:p>
          </table:table-cell>
          <table:table-cell office:value-type="float" office:value="16313">
            <text:p>16313</text:p>
          </table:table-cell>
          <table:table-cell office:value-type="float" office:value="27394">
            <text:p>27394</text:p>
          </table:table-cell>
          <table:table-cell office:value-type="float" office:value="279.5">
            <text:p>279.5</text:p>
          </table:table-cell>
          <table:table-cell office:value-type="float" office:value="955">
            <text:p>955</text:p>
          </table:table-cell>
          <table:table-cell office:value-type="float" office:value="1560.875">
            <text:p>1560.875</text:p>
          </table:table-cell>
          <table:table-cell office:value-type="float" office:value="0.0267259514247466">
            <text:p>0.0267259514</text:p>
          </table:table-cell>
          <table:table-cell office:value-type="float" office:value="0.0585422669036964">
            <text:p>0.0585422669</text:p>
          </table:table-cell>
          <table:table-cell office:value-type="float" office:value="0.0569787179674381">
            <text:p>0.056978718</text:p>
          </table:table-cell>
          <table:table-cell office:value-type="float" office:value="1.09494081188655">
            <text:p>1.0949408119</text:p>
          </table:table-cell>
          <table:table-cell office:value-type="float" office:value="1.21161524031082">
            <text:p>1.2116152403</text:p>
          </table:table-cell>
          <table:table-cell office:value-type="float" office:value="1.20578879851641">
            <text:p>1.2057887985</text:p>
          </table:table-cell>
          <table:table-cell office:value-type="float" office:value="26.2804104625986">
            <text:p>26.2804104626</text:p>
          </table:table-cell>
          <table:table-cell office:value-type="float" office:value="12.1834026515898">
            <text:p>12.1834026516</text:p>
          </table:table-cell>
          <table:table-cell office:value-type="float" office:value="12.5083917756482">
            <text:p>12.508391775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231">
            <text:p>17231</text:p>
          </table:table-cell>
          <table:table-cell office:value-type="float" office:value="28822">
            <text:p>28822</text:p>
          </table:table-cell>
          <table:table-cell office:value-type="float" office:value="403.75">
            <text:p>403.75</text:p>
          </table:table-cell>
          <table:table-cell office:value-type="float" office:value="718.25">
            <text:p>718.25</text:p>
          </table:table-cell>
          <table:table-cell office:value-type="float" office:value="1239.875">
            <text:p>1239.875</text:p>
          </table:table-cell>
          <table:table-cell office:value-type="float" office:value="0.0365120274914089">
            <text:p>0.0365120275</text:p>
          </table:table-cell>
          <table:table-cell office:value-type="float" office:value="0.041683593523301">
            <text:p>0.0416835935</text:p>
          </table:table-cell>
          <table:table-cell office:value-type="float" office:value="0.0430183540351121">
            <text:p>0.043018354</text:p>
          </table:table-cell>
          <table:table-cell office:value-type="float" office:value="1.13040502739694">
            <text:p>1.1304050274</text:p>
          </table:table-cell>
          <table:table-cell office:value-type="float" office:value="1.14929812039082">
            <text:p>1.1492981204</text:p>
          </table:table-cell>
          <table:table-cell office:value-type="float" office:value="1.15419137353932">
            <text:p>1.1541913735</text:p>
          </table:table-cell>
          <table:table-cell office:value-type="float" office:value="19.3285802818885">
            <text:p>19.3285802819</text:p>
          </table:table-cell>
          <table:table-cell office:value-type="float" office:value="16.9729917296245">
            <text:p>16.9729917296</text:p>
          </table:table-cell>
          <table:table-cell office:value-type="float" office:value="16.4569650938355">
            <text:p>16.456965093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1389">
            <text:p>11389</text:p>
          </table:table-cell>
          <table:table-cell office:value-type="float" office:value="18018">
            <text:p>18018</text:p>
          </table:table-cell>
          <table:table-cell office:value-type="float" office:value="29977">
            <text:p>29977</text:p>
          </table:table-cell>
          <table:table-cell office:value-type="float" office:value="501.5">
            <text:p>501.5</text:p>
          </table:table-cell>
          <table:table-cell office:value-type="float" office:value="975.875">
            <text:p>975.875</text:p>
          </table:table-cell>
          <table:table-cell office:value-type="float" office:value="941.5">
            <text:p>941.5</text:p>
          </table:table-cell>
          <table:table-cell office:value-type="float" office:value="0.0440337167442269">
            <text:p>0.0440337167</text:p>
          </table:table-cell>
          <table:table-cell office:value-type="float" office:value="0.0541611166611167">
            <text:p>0.0541611167</text:p>
          </table:table-cell>
          <table:table-cell office:value-type="float" office:value="0.0314074123494679">
            <text:p>0.0314074123</text:p>
          </table:table-cell>
          <table:table-cell office:value-type="float" office:value="1.157918386297">
            <text:p>1.1579183863</text:p>
          </table:table-cell>
          <table:table-cell office:value-type="float" office:value="1.19531342436755">
            <text:p>1.1953134244</text:p>
          </table:table-cell>
          <table:table-cell office:value-type="float" office:value="1.1118593373021">
            <text:p>1.1118593373</text:p>
          </table:table-cell>
          <table:table-cell office:value-type="float" office:value="16.0853672191237">
            <text:p>16.0853672191</text:p>
          </table:table-cell>
          <table:table-cell office:value-type="float" office:value="13.1414016681575">
            <text:p>13.1414016682</text:p>
          </table:table-cell>
          <table:table-cell office:value-type="float" office:value="22.4143285530938">
            <text:p>22.414328553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1170">
            <text:p>11170</text:p>
          </table:table-cell>
          <table:table-cell office:value-type="float" office:value="19042">
            <text:p>19042</text:p>
          </table:table-cell>
          <table:table-cell office:value-type="float" office:value="31463">
            <text:p>31463</text:p>
          </table:table-cell>
          <table:table-cell office:value-type="float" office:value="469.125">
            <text:p>469.125</text:p>
          </table:table-cell>
          <table:table-cell office:value-type="float" office:value="1137">
            <text:p>1137</text:p>
          </table:table-cell>
          <table:table-cell office:value-type="float" office:value="544.875">
            <text:p>544.875</text:p>
          </table:table-cell>
          <table:table-cell office:value-type="float" office:value="0.0419986571172784">
            <text:p>0.0419986571</text:p>
          </table:table-cell>
          <table:table-cell office:value-type="float" office:value="0.0597101144837727">
            <text:p>0.0597101145</text:p>
          </table:table-cell>
          <table:table-cell office:value-type="float" office:value="0.0173179607793281">
            <text:p>0.0173179608</text:p>
          </table:table-cell>
          <table:table-cell office:value-type="float" office:value="1.1504525188218">
            <text:p>1.1504525188</text:p>
          </table:table-cell>
          <table:table-cell office:value-type="float" office:value="1.21597338432567">
            <text:p>1.2159733843</text:p>
          </table:table-cell>
          <table:table-cell office:value-type="float" office:value="1.06120068978813">
            <text:p>1.0612006898</text:p>
          </table:table-cell>
          <table:table-cell office:value-type="float" office:value="16.8482292689512">
            <text:p>16.848229269</text:p>
          </table:table-cell>
          <table:table-cell office:value-type="float" office:value="11.9517626297755">
            <text:p>11.9517626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760">
            <text:p>11760</text:p>
          </table:table-cell>
          <table:table-cell office:value-type="float" office:value="19878">
            <text:p>19878</text:p>
          </table:table-cell>
          <table:table-cell office:value-type="float" office:value="33375">
            <text:p>33375</text:p>
          </table:table-cell>
          <table:table-cell office:value-type="float" office:value="686.125">
            <text:p>686.125</text:p>
          </table:table-cell>
          <table:table-cell office:value-type="float" office:value="1066.875">
            <text:p>1066.875</text:p>
          </table:table-cell>
          <table:table-cell office:value-type="float" office:value="248.125">
            <text:p>248.125</text:p>
          </table:table-cell>
          <table:table-cell office:value-type="float" office:value="0.058343962585034">
            <text:p>0.0583439626</text:p>
          </table:table-cell>
          <table:table-cell office:value-type="float" office:value="0.0536711439782674">
            <text:p>0.053671144</text:p>
          </table:table-cell>
          <table:table-cell office:value-type="float" office:value="0.00743445692883895">
            <text:p>0.0074344569</text:p>
          </table:table-cell>
          <table:table-cell office:value-type="float" office:value="1.21087574426906">
            <text:p>1.2108757443</text:p>
          </table:table-cell>
          <table:table-cell office:value-type="float" office:value="1.19349496364797">
            <text:p>1.1934949636</text:p>
          </table:table-cell>
          <table:table-cell office:value-type="float" office:value="1.0261289307046">
            <text:p>1.0261289307</text:p>
          </table:table-cell>
          <table:table-cell office:value-type="float" office:value="12.2236566412003">
            <text:p>12.2236566412</text:p>
          </table:table-cell>
          <table:table-cell office:value-type="float" office:value="13.2582624165858">
            <text:p>13.2582624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44">
            <text:p>12844</text:p>
          </table:table-cell>
          <table:table-cell office:value-type="float" office:value="21314">
            <text:p>21314</text:p>
          </table:table-cell>
          <table:table-cell office:value-type="float" office:value="33876">
            <text:p>33876</text:p>
          </table:table-cell>
          <table:table-cell office:value-type="float" office:value="655.5">
            <text:p>655.5</text:p>
          </table:table-cell>
          <table:table-cell office:value-type="float" office:value="1071.375">
            <text:p>1071.375</text:p>
          </table:table-cell>
          <table:table-cell office:value-type="float" office:value="-83.875">
            <text:p>-83.875</text:p>
          </table:table-cell>
          <table:table-cell office:value-type="float" office:value="0.0510355029585799">
            <text:p>0.051035503</text:p>
          </table:table-cell>
          <table:table-cell office:value-type="float" office:value="0.0502662569203341">
            <text:p>0.0502662569</text:p>
          </table:table-cell>
          <table:table-cell office:value-type="float" office:value="-0.00247594166961861">
            <text:p>-0.0024759417</text:p>
          </table:table-cell>
          <table:table-cell office:value-type="float" office:value="1.18372932057701">
            <text:p>1.1837293206</text:p>
          </table:table-cell>
          <table:table-cell office:value-type="float" office:value="1.18088422452734">
            <text:p>1.1808842245</text:p>
          </table:table-cell>
          <table:table-cell office:value-type="float" office:value="0.991346219519152">
            <text:p>0.9913462195</text:p>
          </table:table-cell>
          <table:table-cell office:value-type="float" office:value="13.9253650363678">
            <text:p>13.9253650364</text:p>
          </table:table-cell>
          <table:table-cell office:value-type="float" office:value="14.1332533763781">
            <text:p>14.1332533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521">
            <text:p>521</text:p>
          </table:table-cell>
          <table:table-cell office:value-type="float" office:value="13454">
            <text:p>13454</text:p>
          </table:table-cell>
          <table:table-cell office:value-type="float" office:value="22255">
            <text:p>22255</text:p>
          </table:table-cell>
          <table:table-cell office:value-type="float" office:value="32150">
            <text:p>32150</text:p>
          </table:table-cell>
          <table:table-cell office:value-type="float" office:value="612.625">
            <text:p>612.625</text:p>
          </table:table-cell>
          <table:table-cell office:value-type="float" office:value="639.625">
            <text:p>639.625</text:p>
          </table:table-cell>
          <table:table-cell office:value-type="float" office:value="-227.375">
            <text:p>-227.375</text:p>
          </table:table-cell>
          <table:table-cell office:value-type="float" office:value="0.0455347851939944">
            <text:p>0.0455347852</text:p>
          </table:table-cell>
          <table:table-cell office:value-type="float" office:value="0.028740732419681">
            <text:p>0.0287407324</text:p>
          </table:table-cell>
          <table:table-cell office:value-type="float" office:value="-0.00707231726283048">
            <text:p>-0.0070723173</text:p>
          </table:table-cell>
          <table:table-cell office:value-type="float" office:value="1.1634356448378">
            <text:p>1.1634356448</text:p>
          </table:table-cell>
          <table:table-cell office:value-type="float" office:value="1.10221158168092">
            <text:p>1.1022115817</text:p>
          </table:table-cell>
          <table:table-cell office:value-type="float" office:value="0.975344924216167">
            <text:p>0.9753449242</text:p>
          </table:table-cell>
          <table:table-cell office:value-type="float" office:value="15.5663679283942">
            <text:p>15.5663679284</text:p>
          </table:table-cell>
          <table:table-cell office:value-type="float" office:value="24.4621782491881">
            <text:p>24.4621782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578">
            <text:p>578</text:p>
          </table:table-cell>
          <table:table-cell office:value-type="float" office:value="14482">
            <text:p>14482</text:p>
          </table:table-cell>
          <table:table-cell office:value-type="float" office:value="22122">
            <text:p>22122</text:p>
          </table:table-cell>
          <table:table-cell office:value-type="float" office:value="31324">
            <text:p>31324</text:p>
          </table:table-cell>
          <table:table-cell office:value-type="float" office:value="692">
            <text:p>692</text:p>
          </table:table-cell>
          <table:table-cell office:value-type="float" office:value="236.25">
            <text:p>236.25</text:p>
          </table:table-cell>
          <table:table-cell office:value-type="float" office:value="390.5">
            <text:p>390.5</text:p>
          </table:table-cell>
          <table:table-cell office:value-type="float" office:value="0.0477834553238503">
            <text:p>0.0477834553</text:p>
          </table:table-cell>
          <table:table-cell office:value-type="float" office:value="0.0106794141578519">
            <text:p>0.0106794142</text:p>
          </table:table-cell>
          <table:table-cell office:value-type="float" office:value="0.0124664793768357">
            <text:p>0.0124664794</text:p>
          </table:table-cell>
          <table:table-cell office:value-type="float" office:value="1.17171728049474">
            <text:p>1.1717172805</text:p>
          </table:table-cell>
          <table:table-cell office:value-type="float" office:value="1.03760148733052">
            <text:p>1.0376014873</text:p>
          </table:table-cell>
          <table:table-cell office:value-type="float" office:value="1.04393728751071">
            <text:p>1.0439372875</text:p>
          </table:table-cell>
          <table:table-cell office:value-type="float" office:value="14.8498854255075">
            <text:p>14.8498854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20">
            <text:p>22020</text:p>
          </table:table-cell>
          <table:table-cell office:value-type="float" office:value="33214">
            <text:p>33214</text:p>
          </table:table-cell>
          <table:table-cell office:value-type="float" office:value="750.125">
            <text:p>750.125</text:p>
          </table:table-cell>
          <table:table-cell office:value-type="float" office:value="-158.625">
            <text:p>-158.625</text:p>
          </table:table-cell>
          <table:table-cell office:value-type="float" office:value="143.375">
            <text:p>143.375</text:p>
          </table:table-cell>
          <table:table-cell office:value-type="float" office:value="0.0485203751617076">
            <text:p>0.0485203752</text:p>
          </table:table-cell>
          <table:table-cell office:value-type="float" office:value="-0.00720367847411444">
            <text:p>-0.0072036785</text:p>
          </table:table-cell>
          <table:table-cell office:value-type="float" office:value="0.00431670379960258">
            <text:p>0.0043167038</text:p>
          </table:table-cell>
          <table:table-cell office:value-type="float" office:value="1.17443559760541">
            <text:p>1.1744355976</text:p>
          </table:table-cell>
          <table:table-cell office:value-type="float" office:value="0.974888835588374">
            <text:p>0.9748888356</text:p>
          </table:table-cell>
          <table:table-cell office:value-type="float" office:value="1.01514498580473">
            <text:p>1.0151449858</text:p>
          </table:table-cell>
          <table:table-cell office:value-type="float" office:value="14.6295298494494">
            <text:p>14.62952984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508">
            <text:p>508</text:p>
          </table:table-cell>
          <table:table-cell office:value-type="float" office:value="15942">
            <text:p>15942</text:p>
          </table:table-cell>
          <table:table-cell office:value-type="float" office:value="21215">
            <text:p>21215</text:p>
          </table:table-cell>
          <table:table-cell office:value-type="float" office:value="33790">
            <text:p>33790</text:p>
          </table:table-cell>
          <table:table-cell office:value-type="float" office:value="688.75">
            <text:p>688.75</text:p>
          </table:table-cell>
          <table:table-cell office:value-type="float" office:value="890.5">
            <text:p>890.5</text:p>
          </table:table-cell>
          <table:table-cell office:value-type="float" office:value="-163.625">
            <text:p>-163.625</text:p>
          </table:table-cell>
          <table:table-cell office:value-type="float" office:value="0.0432034876427048">
            <text:p>0.0432034876</text:p>
          </table:table-cell>
          <table:table-cell office:value-type="float" office:value="0.0419750176761725">
            <text:p>0.0419750177</text:p>
          </table:table-cell>
          <table:table-cell office:value-type="float" office:value="-0.0048424089967446">
            <text:p>-0.004842409</text:p>
          </table:table-cell>
          <table:table-cell office:value-type="float" office:value="1.15487062778467">
            <text:p>1.1548706278</text:p>
          </table:table-cell>
          <table:table-cell office:value-type="float" office:value="1.15036589000008">
            <text:p>1.15036589</text:p>
          </table:table-cell>
          <table:table-cell office:value-type="float" office:value="0.983097528404182">
            <text:p>0.9830975284</text:p>
          </table:table-cell>
          <table:table-cell office:value-type="float" office:value="16.3879089058233">
            <text:p>16.3879089058</text:p>
          </table:table-cell>
          <table:table-cell office:value-type="float" office:value="16.8575253006187">
            <text:p>16.8575253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380">
            <text:p>16380</text:p>
          </table:table-cell>
          <table:table-cell office:value-type="float" office:value="21902">
            <text:p>21902</text:p>
          </table:table-cell>
          <table:table-cell office:value-type="float" office:value="31920">
            <text:p>31920</text:p>
          </table:table-cell>
          <table:table-cell office:value-type="float" office:value="-132.875">
            <text:p>-132.875</text:p>
          </table:table-cell>
          <table:table-cell office:value-type="float" office:value="-210.25">
            <text:p>-210.25</text:p>
          </table:table-cell>
          <table:table-cell office:value-type="float" office:value="-207.875">
            <text:p>-207.875</text:p>
          </table:table-cell>
          <table:table-cell office:value-type="float" office:value="-0.00811202686202686">
            <text:p>-0.0081120269</text:p>
          </table:table-cell>
          <table:table-cell office:value-type="float" office:value="-0.0095995799470368">
            <text:p>-0.0095995799</text:p>
          </table:table-cell>
          <table:table-cell office:value-type="float" office:value="-0.00651237468671679">
            <text:p>-0.0065123747</text:p>
          </table:table-cell>
          <table:table-cell office:value-type="float" office:value="0.971736883743334">
            <text:p>0.9717368837</text:p>
          </table:table-cell>
          <table:table-cell office:value-type="float" office:value="0.966582087978284">
            <text:p>0.966582088</text:p>
          </table:table-cell>
          <table:table-cell office:value-type="float" office:value="0.977289814203649">
            <text:p>0.97728981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6384">
            <text:p>16384</text:p>
          </table:table-cell>
          <table:table-cell office:value-type="float" office:value="22122">
            <text:p>22122</text:p>
          </table:table-cell>
          <table:table-cell office:value-type="float" office:value="31468">
            <text:p>31468</text:p>
          </table:table-cell>
          <table:table-cell office:value-type="float" office:value="-44">
            <text:p>-44</text:p>
          </table:table-cell>
          <table:table-cell office:value-type="float" office:value="236.25">
            <text:p>236.25</text:p>
          </table:table-cell>
          <table:table-cell office:value-type="float" office:value="-126.5">
            <text:p>-126.5</text:p>
          </table:table-cell>
          <table:table-cell office:value-type="float" office:value="-0.002685546875">
            <text:p>-0.0026855469</text:p>
          </table:table-cell>
          <table:table-cell office:value-type="float" office:value="0.0106794141578519">
            <text:p>0.0106794142</text:p>
          </table:table-cell>
          <table:table-cell office:value-type="float" office:value="-0.00401995678149231">
            <text:p>-0.0040199568</text:p>
          </table:table-cell>
          <table:table-cell office:value-type="float" office:value="0.990614721775055">
            <text:p>0.9906147218</text:p>
          </table:table-cell>
          <table:table-cell office:value-type="float" office:value="1.03760148733052">
            <text:p>1.0376014873</text:p>
          </table:table-cell>
          <table:table-cell office:value-type="float" office:value="0.985961824967726">
            <text:p>0.9859618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292">
            <text:p>23292</text:p>
          </table:table-cell>
          <table:table-cell office:value-type="float" office:value="32668">
            <text:p>32668</text:p>
          </table:table-cell>
          <table:table-cell office:value-type="float" office:value="-69.125">
            <text:p>-69.125</text:p>
          </table:table-cell>
          <table:table-cell office:value-type="float" office:value="-6.625">
            <text:p>-6.625</text:p>
          </table:table-cell>
          <table:table-cell office:value-type="float" office:value="18.5">
            <text:p>18.5</text:p>
          </table:table-cell>
          <table:table-cell office:value-type="float" office:value="-0.00429748212620454">
            <text:p>-0.0042974821</text:p>
          </table:table-cell>
          <table:table-cell office:value-type="float" office:value="-0.000284432423149579">
            <text:p>-0.0002844324</text:p>
          </table:table-cell>
          <table:table-cell office:value-type="float" office:value="0.000566303416187094">
            <text:p>0.0005663034</text:p>
          </table:table-cell>
          <table:table-cell office:value-type="float" office:value="0.984995010529429">
            <text:p>0.9849950105</text:p>
          </table:table-cell>
          <table:table-cell office:value-type="float" office:value="0.999004645086511">
            <text:p>0.9990046451</text:p>
          </table:table-cell>
          <table:table-cell office:value-type="float" office:value="1.00198269052779">
            <text:p>1.0019826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380">
            <text:p>23380</text:p>
          </table:table-cell>
          <table:table-cell office:value-type="float" office:value="33082">
            <text:p>33082</text:p>
          </table:table-cell>
          <table:table-cell office:value-type="float" office:value="-74.625">
            <text:p>-74.625</text:p>
          </table:table-cell>
          <table:table-cell office:value-type="float" office:value="-81.625">
            <text:p>-81.625</text:p>
          </table:table-cell>
          <table:table-cell office:value-type="float" office:value="101.75">
            <text:p>101.75</text:p>
          </table:table-cell>
          <table:table-cell office:value-type="float" office:value="-0.00471713021491783">
            <text:p>-0.0047171302</text:p>
          </table:table-cell>
          <table:table-cell office:value-type="float" office:value="-0.00349123182207015">
            <text:p>-0.0034912318</text:p>
          </table:table-cell>
          <table:table-cell office:value-type="float" office:value="0.00307569070793785">
            <text:p>0.0030756907</text:p>
          </table:table-cell>
          <table:table-cell office:value-type="float" office:value="0.983533656830018">
            <text:p>0.9835336568</text:p>
          </table:table-cell>
          <table:table-cell office:value-type="float" office:value="0.98780457847404">
            <text:p>0.9878045785</text:p>
          </table:table-cell>
          <table:table-cell office:value-type="float" office:value="1.01078345882951">
            <text:p>1.0107834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5906">
            <text:p>15906</text:p>
          </table:table-cell>
          <table:table-cell office:value-type="float" office:value="21785">
            <text:p>21785</text:p>
          </table:table-cell>
          <table:table-cell office:value-type="float" office:value="30800">
            <text:p>30800</text:p>
          </table:table-cell>
          <table:table-cell office:value-type="float" office:value="-118">
            <text:p>-118</text:p>
          </table:table-cell>
          <table:table-cell office:value-type="float" office:value="141.875">
            <text:p>141.875</text:p>
          </table:table-cell>
          <table:table-cell office:value-type="float" office:value="-215">
            <text:p>-215</text:p>
          </table:table-cell>
          <table:table-cell office:value-type="float" office:value="-0.00741858418206966">
            <text:p>-0.0074185842</text:p>
          </table:table-cell>
          <table:table-cell office:value-type="float" office:value="0.00651250860683957">
            <text:p>0.0065125086</text:p>
          </table:table-cell>
          <table:table-cell office:value-type="float" office:value="-0.00698051948051948">
            <text:p>-0.0069805195</text:p>
          </table:table-cell>
          <table:table-cell office:value-type="float" office:value="0.974142824729638">
            <text:p>0.9741428247</text:p>
          </table:table-cell>
          <table:table-cell office:value-type="float" office:value="1.02287690914991">
            <text:p>1.0228769091</text:p>
          </table:table-cell>
          <table:table-cell office:value-type="float" office:value="0.975663688016529">
            <text:p>0.9756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394">
            <text:p>21394</text:p>
          </table:table-cell>
          <table:table-cell office:value-type="float" office:value="30259">
            <text:p>30259</text:p>
          </table:table-cell>
          <table:table-cell office:value-type="float" office:value="-64.75">
            <text:p>-64.75</text:p>
          </table:table-cell>
          <table:table-cell office:value-type="float" office:value="-67.375">
            <text:p>-67.375</text:p>
          </table:table-cell>
          <table:table-cell office:value-type="float" office:value="-188.75">
            <text:p>-188.75</text:p>
          </table:table-cell>
          <table:table-cell office:value-type="float" office:value="-0.0039554062309102">
            <text:p>-0.0039554062</text:p>
          </table:table-cell>
          <table:table-cell office:value-type="float" office:value="-0.00314924745255679">
            <text:p>-0.0031492475</text:p>
          </table:table-cell>
          <table:table-cell office:value-type="float" office:value="-0.00623781354307809">
            <text:p>-0.0062378135</text:p>
          </table:table-cell>
          <table:table-cell office:value-type="float" office:value="0.986186742859179">
            <text:p>0.9861867429</text:p>
          </table:table-cell>
          <table:table-cell office:value-type="float" office:value="0.988997072724705">
            <text:p>0.9889970727</text:p>
          </table:table-cell>
          <table:table-cell office:value-type="float" office:value="0.978243916822111">
            <text:p>0.97824391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376">
            <text:p>21376</text:p>
          </table:table-cell>
          <table:table-cell office:value-type="float" office:value="31976">
            <text:p>31976</text:p>
          </table:table-cell>
          <table:table-cell office:value-type="float" office:value="-35">
            <text:p>-35</text:p>
          </table:table-cell>
          <table:table-cell office:value-type="float" office:value="260">
            <text:p>260</text:p>
          </table:table-cell>
          <table:table-cell office:value-type="float" office:value="76.625">
            <text:p>76.625</text:p>
          </table:table-cell>
          <table:table-cell office:value-type="float" office:value="-0.00219311986966602">
            <text:p>-0.0021931199</text:p>
          </table:table-cell>
          <table:table-cell office:value-type="float" office:value="0.0121631736526946">
            <text:p>0.0121631737</text:p>
          </table:table-cell>
          <table:table-cell office:value-type="float" office:value="0.00239632849637228">
            <text:p>0.0023963285</text:p>
          </table:table-cell>
          <table:table-cell office:value-type="float" office:value="0.992333507614704">
            <text:p>0.9923335076</text:p>
          </table:table-cell>
          <table:table-cell office:value-type="float" office:value="1.04286107565931">
            <text:p>1.0428610757</text:p>
          </table:table-cell>
          <table:table-cell office:value-type="float" office:value="1.00839840482222">
            <text:p>1.00839840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545">
            <text:p>21545</text:p>
          </table:table-cell>
          <table:table-cell office:value-type="float" office:value="32488">
            <text:p>32488</text:p>
          </table:table-cell>
          <table:table-cell office:value-type="float" office:value="-103.75">
            <text:p>-103.75</text:p>
          </table:table-cell>
          <table:table-cell office:value-type="float" office:value="322.375">
            <text:p>322.375</text:p>
          </table:table-cell>
          <table:table-cell office:value-type="float" office:value="95.5">
            <text:p>95.5</text:p>
          </table:table-cell>
          <table:table-cell office:value-type="float" office:value="-0.00671173502393583">
            <text:p>-0.006711735</text:p>
          </table:table-cell>
          <table:table-cell office:value-type="float" office:value="0.0149628684149455">
            <text:p>0.0149628684</text:p>
          </table:table-cell>
          <table:table-cell office:value-type="float" office:value="0.00293954690962817">
            <text:p>0.0029395469</text:p>
          </table:table-cell>
          <table:table-cell office:value-type="float" office:value="0.976597220294806">
            <text:p>0.9765972203</text:p>
          </table:table-cell>
          <table:table-cell office:value-type="float" office:value="1.05280885881747">
            <text:p>1.0528088588</text:p>
          </table:table-cell>
          <table:table-cell office:value-type="float" office:value="1.01030535041833">
            <text:p>1.01030535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453">
            <text:p>21453</text:p>
          </table:table-cell>
          <table:table-cell office:value-type="float" office:value="30675">
            <text:p>30675</text:p>
          </table:table-cell>
          <table:table-cell office:value-type="float" office:value="-87.875">
            <text:p>-87.875</text:p>
          </table:table-cell>
          <table:table-cell office:value-type="float" office:value="152.375">
            <text:p>152.375</text:p>
          </table:table-cell>
          <table:table-cell office:value-type="float" office:value="627.5">
            <text:p>627.5</text:p>
          </table:table-cell>
          <table:table-cell office:value-type="float" office:value="-0.00560641827229807">
            <text:p>-0.0056064183</text:p>
          </table:table-cell>
          <table:table-cell office:value-type="float" office:value="0.00710273621404932">
            <text:p>0.0071027362</text:p>
          </table:table-cell>
          <table:table-cell office:value-type="float" office:value="0.0204563977180114">
            <text:p>0.0204563977</text:p>
          </table:table-cell>
          <table:table-cell office:value-type="float" office:value="0.980439142621611">
            <text:p>0.9804391426</text:p>
          </table:table-cell>
          <table:table-cell office:value-type="float" office:value="1.02495845651816">
            <text:p>1.0249584565</text:p>
          </table:table-cell>
          <table:table-cell office:value-type="float" office:value="1.07241758185993">
            <text:p>1.0724175819</text:p>
          </table:table-cell>
          <table:table-cell table:number-columns-repeated="2" office:value-type="float" office:value="0">
            <text:p>0</text:p>
          </table:table-cell>
          <table:table-cell office:value-type="float" office:value="34.2295310272235">
            <text:p>34.229531027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438">
            <text:p>21438</text:p>
          </table:table-cell>
          <table:table-cell office:value-type="float" office:value="33886">
            <text:p>33886</text:p>
          </table:table-cell>
          <table:table-cell office:value-type="float" office:value="199.75">
            <text:p>199.75</text:p>
          </table:table-cell>
          <table:table-cell office:value-type="float" office:value="319.125">
            <text:p>319.125</text:p>
          </table:table-cell>
          <table:table-cell office:value-type="float" office:value="408.375">
            <text:p>408.375</text:p>
          </table:table-cell>
          <table:table-cell office:value-type="float" office:value="0.0123760842627014">
            <text:p>0.0123760843</text:p>
          </table:table-cell>
          <table:table-cell office:value-type="float" office:value="0.01488595018192">
            <text:p>0.0148859502</text:p>
          </table:table-cell>
          <table:table-cell office:value-type="float" office:value="0.0120514371716933">
            <text:p>0.0120514372</text:p>
          </table:table-cell>
          <table:table-cell office:value-type="float" office:value="1.04361650314434">
            <text:p>1.0436165031</text:p>
          </table:table-cell>
          <table:table-cell office:value-type="float" office:value="1.05253514500184">
            <text:p>1.052535145</text:p>
          </table:table-cell>
          <table:table-cell office:value-type="float" office:value="1.04246469489122">
            <text:p>1.04246469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712">
            <text:p>22712</text:p>
          </table:table-cell>
          <table:table-cell office:value-type="float" office:value="35689">
            <text:p>35689</text:p>
          </table:table-cell>
          <table:table-cell office:value-type="float" office:value="167.375">
            <text:p>167.375</text:p>
          </table:table-cell>
          <table:table-cell office:value-type="float" office:value="-10.625">
            <text:p>-10.625</text:p>
          </table:table-cell>
          <table:table-cell office:value-type="float" office:value="-110.375">
            <text:p>-110.375</text:p>
          </table:table-cell>
          <table:table-cell office:value-type="float" office:value="0.0103445611866502">
            <text:p>0.0103445612</text:p>
          </table:table-cell>
          <table:table-cell office:value-type="float" office:value="-0.000467814371257485">
            <text:p>-0.0004678144</text:p>
          </table:table-cell>
          <table:table-cell office:value-type="float" office:value="-0.00309268962425397">
            <text:p>-0.0030926896</text:p>
          </table:table-cell>
          <table:table-cell office:value-type="float" office:value="1.03641570364772">
            <text:p>1.0364157036</text:p>
          </table:table-cell>
          <table:table-cell office:value-type="float" office:value="0.998363078647159">
            <text:p>0.9983630786</text:p>
          </table:table-cell>
          <table:table-cell office:value-type="float" office:value="0.98919433318417">
            <text:p>0.98919433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2742">
            <text:p>22742</text:p>
          </table:table-cell>
          <table:table-cell office:value-type="float" office:value="36684">
            <text:p>36684</text:p>
          </table:table-cell>
          <table:table-cell office:value-type="float" office:value="176.125">
            <text:p>176.125</text:p>
          </table:table-cell>
          <table:table-cell office:value-type="float" office:value="93.5">
            <text:p>93.5</text:p>
          </table:table-cell>
          <table:table-cell office:value-type="float" office:value="-419.5">
            <text:p>-419.5</text:p>
          </table:table-cell>
          <table:table-cell office:value-type="float" office:value="0.0107860248637394">
            <text:p>0.0107860249</text:p>
          </table:table-cell>
          <table:table-cell office:value-type="float" office:value="0.00411133585436637">
            <text:p>0.0041113359</text:p>
          </table:table-cell>
          <table:table-cell office:value-type="float" office:value="-0.0114355032166612">
            <text:p>-0.0114355032</text:p>
          </table:table-cell>
          <table:table-cell office:value-type="float" office:value="1.03797911015452">
            <text:p>1.0379791102</text:p>
          </table:table-cell>
          <table:table-cell office:value-type="float" office:value="1.014422805532">
            <text:p>1.0144228055</text:p>
          </table:table-cell>
          <table:table-cell office:value-type="float" office:value="0.96023204937997">
            <text:p>0.96023204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912">
            <text:p>21912</text:p>
          </table:table-cell>
          <table:table-cell office:value-type="float" office:value="35508">
            <text:p>35508</text:p>
          </table:table-cell>
          <table:table-cell office:value-type="float" office:value="72">
            <text:p>72</text:p>
          </table:table-cell>
          <table:table-cell office:value-type="float" office:value="416.875">
            <text:p>416.875</text:p>
          </table:table-cell>
          <table:table-cell office:value-type="float" office:value="-921.625">
            <text:p>-921.625</text:p>
          </table:table-cell>
          <table:table-cell office:value-type="float" office:value="0.00439775225995602">
            <text:p>0.0043977523</text:p>
          </table:table-cell>
          <table:table-cell office:value-type="float" office:value="0.0190249634903249">
            <text:p>0.0190249635</text:p>
          </table:table-cell>
          <table:table-cell office:value-type="float" office:value="-0.0259554184972401">
            <text:p>-0.0259554185</text:p>
          </table:table-cell>
          <table:table-cell office:value-type="float" office:value="1.01543003975073">
            <text:p>1.0154300398</text:p>
          </table:table-cell>
          <table:table-cell office:value-type="float" office:value="1.06729679271832">
            <text:p>1.0672967927</text:p>
          </table:table-cell>
          <table:table-cell office:value-type="float" office:value="0.910476455408419">
            <text:p>0.9104764554</text:p>
          </table:table-cell>
          <table:table-cell table:number-columns-repeated="2" office:value-type="float" office:value="0">
            <text:p>0</text:p>
          </table:table-cell>
          <table:table-cell office:value-type="float" office:value="-26.3572051859533">
            <text:p>-26.35720518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5689">
            <text:p>15689</text:p>
          </table:table-cell>
          <table:table-cell office:value-type="float" office:value="23298">
            <text:p>23298</text:p>
          </table:table-cell>
          <table:table-cell office:value-type="float" office:value="33244">
            <text:p>33244</text:p>
          </table:table-cell>
          <table:table-cell office:value-type="float" office:value="156.75">
            <text:p>156.75</text:p>
          </table:table-cell>
          <table:table-cell office:value-type="float" office:value="-1069.875">
            <text:p>-1069.875</text:p>
          </table:table-cell>
          <table:table-cell office:value-type="float" office:value="383.375">
            <text:p>383.375</text:p>
          </table:table-cell>
          <table:table-cell office:value-type="float" office:value="0.00999107655044936">
            <text:p>0.0099910766</text:p>
          </table:table-cell>
          <table:table-cell office:value-type="float" office:value="-0.0459213237187741">
            <text:p>-0.0459213237</text:p>
          </table:table-cell>
          <table:table-cell office:value-type="float" office:value="0.0115321561785585">
            <text:p>0.0115321562</text:p>
          </table:table-cell>
          <table:table-cell office:value-type="float" office:value="1.03516441828342">
            <text:p>1.0351644183</text:p>
          </table:table-cell>
          <table:table-cell office:value-type="float" office:value="0.843408552209576">
            <text:p>0.8434085522</text:p>
          </table:table-cell>
          <table:table-cell office:value-type="float" office:value="1.04062320825216">
            <text:p>1.0406232083</text:p>
          </table:table-cell>
          <table:table-cell office:value-type="float" office:value="0">
            <text:p>0</text:p>
          </table:table-cell>
          <table:table-cell office:value-type="float" office:value="-14.7449446056026">
            <text:p>-14.7449446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1335">
            <text:p>21335</text:p>
          </table:table-cell>
          <table:table-cell office:value-type="float" office:value="34841">
            <text:p>34841</text:p>
          </table:table-cell>
          <table:table-cell office:value-type="float" office:value="140">
            <text:p>140</text:p>
          </table:table-cell>
          <table:table-cell office:value-type="float" office:value="-1187.75">
            <text:p>-1187.75</text:p>
          </table:table-cell>
          <table:table-cell office:value-type="float" office:value="-34.875">
            <text:p>-34.875</text:p>
          </table:table-cell>
          <table:table-cell office:value-type="float" office:value="0.00884173297966401">
            <text:p>0.008841733</text:p>
          </table:table-cell>
          <table:table-cell office:value-type="float" office:value="-0.0556714319193813">
            <text:p>-0.0556714319</text:p>
          </table:table-cell>
          <table:table-cell office:value-type="float" office:value="-0.00100097586177205">
            <text:p>-0.0010009759</text:p>
          </table:table-cell>
          <table:table-cell office:value-type="float" office:value="1.03109929086331">
            <text:p>1.0310992909</text:p>
          </table:table-cell>
          <table:table-cell office:value-type="float" office:value="0.811224632612796">
            <text:p>0.8112246326</text:p>
          </table:table-cell>
          <table:table-cell office:value-type="float" office:value="0.996498548311043">
            <text:p>0.9964985483</text:p>
          </table:table-cell>
          <table:table-cell office:value-type="float" office:value="0">
            <text:p>0</text:p>
          </table:table-cell>
          <table:table-cell office:value-type="float" office:value="-12.1007978425013">
            <text:p>-12.10079784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903">
            <text:p>20903</text:p>
          </table:table-cell>
          <table:table-cell office:value-type="float" office:value="35596">
            <text:p>35596</text:p>
          </table:table-cell>
          <table:table-cell office:value-type="float" office:value="-864.625">
            <text:p>-864.625</text:p>
          </table:table-cell>
          <table:table-cell office:value-type="float" office:value="322.125">
            <text:p>322.125</text:p>
          </table:table-cell>
          <table:table-cell office:value-type="float" office:value="-311.625">
            <text:p>-311.625</text:p>
          </table:table-cell>
          <table:table-cell office:value-type="float" office:value="-0.0591317877171386">
            <text:p>-0.0591317877</text:p>
          </table:table-cell>
          <table:table-cell office:value-type="float" office:value="0.0154104673970243">
            <text:p>0.0154104674</text:p>
          </table:table-cell>
          <table:table-cell office:value-type="float" office:value="-0.00875449488706596">
            <text:p>-0.0087544949</text:p>
          </table:table-cell>
          <table:table-cell office:value-type="float" office:value="0.79989201689452">
            <text:p>0.7998920169</text:p>
          </table:table-cell>
          <table:table-cell office:value-type="float" office:value="1.05440210160016">
            <text:p>1.0544021016</text:p>
          </table:table-cell>
          <table:table-cell office:value-type="float" office:value="0.969509484609495">
            <text:p>0.9695094846</text:p>
          </table:table-cell>
          <table:table-cell office:value-type="float" office:value="-11.3719797077198">
            <text:p>-11.37197970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464">
            <text:p>21464</text:p>
          </table:table-cell>
          <table:table-cell office:value-type="float" office:value="34562">
            <text:p>34562</text:p>
          </table:table-cell>
          <table:table-cell office:value-type="float" office:value="-813.25">
            <text:p>-813.25</text:p>
          </table:table-cell>
          <table:table-cell office:value-type="float" office:value="384.875">
            <text:p>384.875</text:p>
          </table:table-cell>
          <table:table-cell office:value-type="float" office:value="-909.875">
            <text:p>-909.875</text:p>
          </table:table-cell>
          <table:table-cell office:value-type="float" office:value="-0.0624903949592746">
            <text:p>-0.062490395</text:p>
          </table:table-cell>
          <table:table-cell office:value-type="float" office:value="0.0179311871039881">
            <text:p>0.0179311871</text:p>
          </table:table-cell>
          <table:table-cell office:value-type="float" office:value="-0.0263258781320525">
            <text:p>-0.0263258781</text:p>
          </table:table-cell>
          <table:table-cell office:value-type="float" office:value="0.788937514588384">
            <text:p>0.7889375146</text:p>
          </table:table-cell>
          <table:table-cell office:value-type="float" office:value="1.06338934870704">
            <text:p>1.0633893487</text:p>
          </table:table-cell>
          <table:table-cell office:value-type="float" office:value="0.909217808182287">
            <text:p>0.9092178082</text:p>
          </table:table-cell>
          <table:table-cell office:value-type="float" office:value="-10.7417588928865">
            <text:p>-10.7417588929</text:p>
          </table:table-cell>
          <table:table-cell office:value-type="float" office:value="0">
            <text:p>0</text:p>
          </table:table-cell>
          <table:table-cell office:value-type="float" office:value="-25.9813843582692">
            <text:p>-25.981384358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1376">
            <text:p>21376</text:p>
          </table:table-cell>
          <table:table-cell office:value-type="float" office:value="32609">
            <text:p>32609</text:p>
          </table:table-cell>
          <table:table-cell office:value-type="float" office:value="-529.5">
            <text:p>-529.5</text:p>
          </table:table-cell>
          <table:table-cell office:value-type="float" office:value="-882">
            <text:p>-882</text:p>
          </table:table-cell>
          <table:table-cell office:value-type="float" office:value="369.375">
            <text:p>369.375</text:p>
          </table:table-cell>
          <table:table-cell office:value-type="float" office:value="-0.0440882597835137">
            <text:p>-0.0440882598</text:p>
          </table:table-cell>
          <table:table-cell office:value-type="float" office:value="-0.0412612275449102">
            <text:p>-0.0412612275</text:p>
          </table:table-cell>
          <table:table-cell office:value-type="float" office:value="0.0113273942776534">
            <text:p>0.0113273943</text:p>
          </table:table-cell>
          <table:table-cell office:value-type="float" office:value="0.84950088907315">
            <text:p>0.8495008891</text:p>
          </table:table-cell>
          <table:table-cell office:value-type="float" office:value="0.8589225818339">
            <text:p>0.8589225818</text:p>
          </table:table-cell>
          <table:table-cell office:value-type="float" office:value="1.03989736729958">
            <text:p>1.0398973673</text:p>
          </table:table-cell>
          <table:table-cell office:value-type="float" office:value="-15.3726305865602">
            <text:p>-15.3726305866</text:p>
          </table:table-cell>
          <table:table-cell office:value-type="float" office:value="-16.449988188262">
            <text:p>-16.4499881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646">
            <text:p>12646</text:p>
          </table:table-cell>
          <table:table-cell office:value-type="float" office:value="20823">
            <text:p>20823</text:p>
          </table:table-cell>
          <table:table-cell office:value-type="float" office:value="34022">
            <text:p>34022</text:p>
          </table:table-cell>
          <table:table-cell office:value-type="float" office:value="-262.75">
            <text:p>-262.75</text:p>
          </table:table-cell>
          <table:table-cell office:value-type="float" office:value="-1171">
            <text:p>-1171</text:p>
          </table:table-cell>
          <table:table-cell office:value-type="float" office:value="-69.75">
            <text:p>-69.75</text:p>
          </table:table-cell>
          <table:table-cell office:value-type="float" office:value="-0.0207773208919817">
            <text:p>-0.0207773209</text:p>
          </table:table-cell>
          <table:table-cell office:value-type="float" office:value="-0.0562358930029295">
            <text:p>-0.056235893</text:p>
          </table:table-cell>
          <table:table-cell office:value-type="float" office:value="-0.00205014402445476">
            <text:p>-0.002050144</text:p>
          </table:table-cell>
          <table:table-cell office:value-type="float" office:value="0.928125503122423">
            <text:p>0.9281255031</text:p>
          </table:table-cell>
          <table:table-cell office:value-type="float" office:value="0.809372826786947">
            <text:p>0.8093728268</text:p>
          </table:table-cell>
          <table:table-cell office:value-type="float" office:value="0.99283273397183">
            <text:p>0.992832734</text:p>
          </table:table-cell>
          <table:table-cell office:value-type="float" office:value="-33.0129719379269">
            <text:p>-33.0129719379</text:p>
          </table:table-cell>
          <table:table-cell office:value-type="float" office:value="-11.9757910930349">
            <text:p>-11.975791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3460">
            <text:p>13460</text:p>
          </table:table-cell>
          <table:table-cell office:value-type="float" office:value="20134">
            <text:p>20134</text:p>
          </table:table-cell>
          <table:table-cell office:value-type="float" office:value="34840">
            <text:p>34840</text:p>
          </table:table-cell>
          <table:table-cell office:value-type="float" office:value="-321.25">
            <text:p>-321.25</text:p>
          </table:table-cell>
          <table:table-cell office:value-type="float" office:value="-240.875">
            <text:p>-240.875</text:p>
          </table:table-cell>
          <table:table-cell office:value-type="float" office:value="-375.75">
            <text:p>-375.75</text:p>
          </table:table-cell>
          <table:table-cell office:value-type="float" office:value="-0.0238670133729569">
            <text:p>-0.0238670134</text:p>
          </table:table-cell>
          <table:table-cell office:value-type="float" office:value="-0.0119635939207311">
            <text:p>-0.0119635939</text:p>
          </table:table-cell>
          <table:table-cell office:value-type="float" office:value="-0.0107850172215844">
            <text:p>-0.0107850172</text:p>
          </table:table-cell>
          <table:table-cell office:value-type="float" office:value="0.917581936476247">
            <text:p>0.9175819365</text:p>
          </table:table-cell>
          <table:table-cell office:value-type="float" office:value="0.958407951333261">
            <text:p>0.9584079513</text:p>
          </table:table-cell>
          <table:table-cell office:value-type="float" office:value="0.962480420253536">
            <text:p>0.9624804203</text:p>
          </table:table-cell>
          <table:table-cell office:value-type="float" office:value="-28.6940888365472">
            <text:p>-28.6940888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501">
            <text:p>19501</text:p>
          </table:table-cell>
          <table:table-cell office:value-type="float" office:value="33613">
            <text:p>33613</text:p>
          </table:table-cell>
          <table:table-cell office:value-type="float" office:value="-778.25">
            <text:p>-778.25</text:p>
          </table:table-cell>
          <table:table-cell office:value-type="float" office:value="-522.375">
            <text:p>-522.375</text:p>
          </table:table-cell>
          <table:table-cell office:value-type="float" office:value="-832.5">
            <text:p>-832.5</text:p>
          </table:table-cell>
          <table:table-cell office:value-type="float" office:value="-0.0612120497089822">
            <text:p>-0.0612120497</text:p>
          </table:table-cell>
          <table:table-cell office:value-type="float" office:value="-0.0267870878416491">
            <text:p>-0.0267870878</text:p>
          </table:table-cell>
          <table:table-cell office:value-type="float" office:value="-0.0247672031654419">
            <text:p>-0.0247672032</text:p>
          </table:table-cell>
          <table:table-cell office:value-type="float" office:value="0.793101779476529">
            <text:p>0.7931017795</text:p>
          </table:table-cell>
          <table:table-cell office:value-type="float" office:value="0.907651586781299">
            <text:p>0.9076515868</text:p>
          </table:table-cell>
          <table:table-cell office:value-type="float" office:value="0.914517081052124">
            <text:p>0.9145170811</text:p>
          </table:table-cell>
          <table:table-cell office:value-type="float" office:value="-10.9734828523427">
            <text:p>-10.9734828523</text:p>
          </table:table-cell>
          <table:table-cell office:value-type="float" office:value="-25.5280258708272">
            <text:p>-25.5280258708</text:p>
          </table:table-cell>
          <table:table-cell office:value-type="float" office:value="-27.6384717110918">
            <text:p>-27.63847171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9">
            <text:p>11709</text:p>
          </table:table-cell>
          <table:table-cell office:value-type="float" office:value="18296">
            <text:p>18296</text:p>
          </table:table-cell>
          <table:table-cell office:value-type="float" office:value="31013">
            <text:p>31013</text:p>
          </table:table-cell>
          <table:table-cell office:value-type="float" office:value="-503">
            <text:p>-503</text:p>
          </table:table-cell>
          <table:table-cell office:value-type="float" office:value="-548.375">
            <text:p>-548.375</text:p>
          </table:table-cell>
          <table:table-cell office:value-type="float" office:value="-1483.875">
            <text:p>-1483.875</text:p>
          </table:table-cell>
          <table:table-cell office:value-type="float" office:value="-0.0429584080621744">
            <text:p>-0.0429584081</text:p>
          </table:table-cell>
          <table:table-cell office:value-type="float" office:value="-0.0299723983384346">
            <text:p>-0.0299723983</text:p>
          </table:table-cell>
          <table:table-cell office:value-type="float" office:value="-0.0478468706671396">
            <text:p>-0.0478468707</text:p>
          </table:table-cell>
          <table:table-cell office:value-type="float" office:value="0.853262604435933">
            <text:p>0.8532626044</text:p>
          </table:table-cell>
          <table:table-cell office:value-type="float" office:value="0.896857361353308">
            <text:p>0.8968573614</text:p>
          </table:table-cell>
          <table:table-cell office:value-type="float" office:value="0.837023025808982">
            <text:p>0.8370230258</text:p>
          </table:table-cell>
          <table:table-cell office:value-type="float" office:value="-15.7861990623966">
            <text:p>-15.7861990624</text:p>
          </table:table-cell>
          <table:table-cell office:value-type="float" office:value="-22.7778520758903">
            <text:p>-22.7778520759</text:p>
          </table:table-cell>
          <table:table-cell office:value-type="float" office:value="-14.1373763862759">
            <text:p>-14.137376386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8205">
            <text:p>18205</text:p>
          </table:table-cell>
          <table:table-cell office:value-type="float" office:value="27496">
            <text:p>27496</text:p>
          </table:table-cell>
          <table:table-cell office:value-type="float" office:value="-307.5">
            <text:p>-307.5</text:p>
          </table:table-cell>
          <table:table-cell office:value-type="float" office:value="-800.625">
            <text:p>-800.625</text:p>
          </table:table-cell>
          <table:table-cell office:value-type="float" office:value="-1608.375">
            <text:p>-1608.375</text:p>
          </table:table-cell>
          <table:table-cell office:value-type="float" office:value="-0.0254806098773616">
            <text:p>-0.0254806099</text:p>
          </table:table-cell>
          <table:table-cell office:value-type="float" office:value="-0.0439783026641033">
            <text:p>-0.0439783027</text:p>
          </table:table-cell>
          <table:table-cell office:value-type="float" office:value="-0.0584948719813791">
            <text:p>-0.058494872</text:p>
          </table:table-cell>
          <table:table-cell office:value-type="float" office:value="0.91209041792949">
            <text:p>0.9120904179</text:p>
          </table:table-cell>
          <table:table-cell office:value-type="float" office:value="0.849866759241861">
            <text:p>0.8498667592</text:p>
          </table:table-cell>
          <table:table-cell office:value-type="float" office:value="0.801974382159484">
            <text:p>0.8019743822</text:p>
          </table:table-cell>
          <table:table-cell office:value-type="float" office:value="-26.8548629307455">
            <text:p>-26.8548629307</text:p>
          </table:table-cell>
          <table:table-cell office:value-type="float" office:value="-15.411945813312">
            <text:p>-15.4119458133</text:p>
          </table:table-cell>
          <table:table-cell office:value-type="float" office:value="-11.4996534521233">
            <text:p>-11.499653452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052">
            <text:p>12052</text:p>
          </table:table-cell>
          <table:table-cell office:value-type="float" office:value="16825">
            <text:p>16825</text:p>
          </table:table-cell>
          <table:table-cell office:value-type="float" office:value="25450">
            <text:p>25450</text:p>
          </table:table-cell>
          <table:table-cell office:value-type="float" office:value="-681.25">
            <text:p>-681.25</text:p>
          </table:table-cell>
          <table:table-cell office:value-type="float" office:value="-410.125">
            <text:p>-410.125</text:p>
          </table:table-cell>
          <table:table-cell office:value-type="float" office:value="-1437.75">
            <text:p>-1437.75</text:p>
          </table:table-cell>
          <table:table-cell office:value-type="float" office:value="-0.0565258878194491">
            <text:p>-0.0565258878</text:p>
          </table:table-cell>
          <table:table-cell office:value-type="float" office:value="-0.0243759286775632">
            <text:p>-0.0243759287</text:p>
          </table:table-cell>
          <table:table-cell office:value-type="float" office:value="-0.0564931237721022">
            <text:p>-0.0564931238</text:p>
          </table:table-cell>
          <table:table-cell office:value-type="float" office:value="0.808421937579731">
            <text:p>0.8084219376</text:p>
          </table:table-cell>
          <table:table-cell office:value-type="float" office:value="0.915848853990361">
            <text:p>0.915848854</text:p>
          </table:table-cell>
          <table:table-cell office:value-type="float" office:value="0.808529353943361">
            <text:p>0.8085293539</text:p>
          </table:table-cell>
          <table:table-cell office:value-type="float" office:value="-11.9125387542686">
            <text:p>-11.9125387543</text:p>
          </table:table-cell>
          <table:table-cell office:value-type="float" office:value="-28.0877249885954">
            <text:p>-28.0877249886</text:p>
          </table:table-cell>
          <table:table-cell office:value-type="float" office:value="-11.9196525678174">
            <text:p>-11.919652567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0307">
            <text:p>10307</text:p>
          </table:table-cell>
          <table:table-cell office:value-type="float" office:value="16168">
            <text:p>16168</text:p>
          </table:table-cell>
          <table:table-cell office:value-type="float" office:value="23107">
            <text:p>23107</text:p>
          </table:table-cell>
          <table:table-cell office:value-type="float" office:value="-691.625">
            <text:p>-691.625</text:p>
          </table:table-cell>
          <table:table-cell office:value-type="float" office:value="-1012.875">
            <text:p>-1012.875</text:p>
          </table:table-cell>
          <table:table-cell office:value-type="float" office:value="-594.375">
            <text:p>-594.375</text:p>
          </table:table-cell>
          <table:table-cell office:value-type="float" office:value="-0.067102454642476">
            <text:p>-0.0671024546</text:p>
          </table:table-cell>
          <table:table-cell office:value-type="float" office:value="-0.0626468951014349">
            <text:p>-0.0626468951</text:p>
          </table:table-cell>
          <table:table-cell office:value-type="float" office:value="-0.0257227247154542">
            <text:p>-0.0257227247</text:p>
          </table:table-cell>
          <table:table-cell office:value-type="float" office:value="0.773966778012663">
            <text:p>0.773966778</text:p>
          </table:table-cell>
          <table:table-cell office:value-type="float" office:value="0.788428148738044">
            <text:p>0.7884281487</text:p>
          </table:table-cell>
          <table:table-cell office:value-type="float" office:value="0.911267314286813">
            <text:p>0.9112673143</text:p>
          </table:table-cell>
          <table:table-cell office:value-type="float" office:value="-9.97909899577899">
            <text:p>-9.9790989958</text:p>
          </table:table-cell>
          <table:table-cell office:value-type="float" office:value="-10.7140398354994">
            <text:p>-10.7140398355</text:p>
          </table:table-cell>
          <table:table-cell office:value-type="float" office:value="-26.5988013505725">
            <text:p>-26.598801350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8265">
            <text:p>8265</text:p>
          </table:table-cell>
          <table:table-cell office:value-type="float" office:value="14778">
            <text:p>14778</text:p>
          </table:table-cell>
          <table:table-cell office:value-type="float" office:value="24578">
            <text:p>24578</text:p>
          </table:table-cell>
          <table:table-cell office:value-type="float" office:value="-932.75">
            <text:p>-932.75</text:p>
          </table:table-cell>
          <table:table-cell office:value-type="float" office:value="-644.25">
            <text:p>-644.25</text:p>
          </table:table-cell>
          <table:table-cell office:value-type="float" office:value="-740">
            <text:p>-740</text:p>
          </table:table-cell>
          <table:table-cell office:value-type="float" office:value="-0.112855414398064">
            <text:p>-0.1128554144</text:p>
          </table:table-cell>
          <table:table-cell office:value-type="float" office:value="-0.0435952090946001">
            <text:p>-0.0435952091</text:p>
          </table:table-cell>
          <table:table-cell office:value-type="float" office:value="-0.0301082268695581">
            <text:p>-0.0301082269</text:p>
          </table:table-cell>
          <table:table-cell office:value-type="float" office:value="0.629969284942335">
            <text:p>0.6299692849</text:p>
          </table:table-cell>
          <table:table-cell office:value-type="float" office:value="0.851141830990664">
            <text:p>0.851141831</text:p>
          </table:table-cell>
          <table:table-cell office:value-type="float" office:value="0.896397956393995">
            <text:p>0.8963979564</text:p>
          </table:table-cell>
          <table:table-cell office:value-type="float" office:value="-5.78841571341727">
            <text:p>-5.7884157134</text:p>
          </table:table-cell>
          <table:table-cell office:value-type="float" office:value="-15.5504700117181">
            <text:p>-15.5504700117</text:p>
          </table:table-cell>
          <table:table-cell office:value-type="float" office:value="-22.6735138476583">
            <text:p>-22.673513847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7725">
            <text:p>7725</text:p>
          </table:table-cell>
          <table:table-cell office:value-type="float" office:value="14636">
            <text:p>14636</text:p>
          </table:table-cell>
          <table:table-cell office:value-type="float" office:value="24721">
            <text:p>24721</text:p>
          </table:table-cell>
          <table:table-cell office:value-type="float" office:value="-800.25">
            <text:p>-800.25</text:p>
          </table:table-cell>
          <table:table-cell office:value-type="float" office:value="-404.125">
            <text:p>-404.125</text:p>
          </table:table-cell>
          <table:table-cell office:value-type="float" office:value="-783.25">
            <text:p>-783.25</text:p>
          </table:table-cell>
          <table:table-cell office:value-type="float" office:value="-0.103592233009709">
            <text:p>-0.103592233</text:p>
          </table:table-cell>
          <table:table-cell office:value-type="float" office:value="-0.027611710849959">
            <text:p>-0.0276117108</text:p>
          </table:table-cell>
          <table:table-cell office:value-type="float" office:value="-0.0316835888515837">
            <text:p>-0.0316835889</text:p>
          </table:table-cell>
          <table:table-cell office:value-type="float" office:value="0.658460631916297">
            <text:p>0.6584606319</text:p>
          </table:table-cell>
          <table:table-cell office:value-type="float" office:value="0.904853328914224">
            <text:p>0.9048533289</text:p>
          </table:table-cell>
          <table:table-cell office:value-type="float" office:value="0.891074984632389">
            <text:p>0.8910749846</text:p>
          </table:table-cell>
          <table:table-cell office:value-type="float" office:value="-6.33822228448482">
            <text:p>-6.3382222845</text:p>
          </table:table-cell>
          <table:table-cell office:value-type="float" office:value="-24.7551858466308">
            <text:p>-24.7551858466</text:p>
          </table:table-cell>
          <table:table-cell office:value-type="float" office:value="-21.5287342143317">
            <text:p>-21.528734214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8010">
            <text:p>8010</text:p>
          </table:table-cell>
          <table:table-cell office:value-type="float" office:value="14490">
            <text:p>14490</text:p>
          </table:table-cell>
          <table:table-cell office:value-type="float" office:value="23023">
            <text:p>23023</text:p>
          </table:table-cell>
          <table:table-cell office:value-type="float" office:value="-555.875">
            <text:p>-555.875</text:p>
          </table:table-cell>
          <table:table-cell office:value-type="float" office:value="-870">
            <text:p>-870</text:p>
          </table:table-cell>
          <table:table-cell office:value-type="float" office:value="-551">
            <text:p>-551</text:p>
          </table:table-cell>
          <table:table-cell office:value-type="float" office:value="-0.0693976279650437">
            <text:p>-0.069397628</text:p>
          </table:table-cell>
          <table:table-cell office:value-type="float" office:value="-0.0600414078674948">
            <text:p>-0.0600414079</text:p>
          </table:table-cell>
          <table:table-cell office:value-type="float" office:value="-0.0239325891499805">
            <text:p>-0.0239325891</text:p>
          </table:table-cell>
          <table:table-cell office:value-type="float" office:value="0.766547722426009">
            <text:p>0.7665477224</text:p>
          </table:table-cell>
          <table:table-cell office:value-type="float" office:value="0.796920814954841">
            <text:p>0.796920815</text:p>
          </table:table-cell>
          <table:table-cell office:value-type="float" office:value="0.917358564868975">
            <text:p>0.9173585649</text:p>
          </table:table-cell>
          <table:table-cell office:value-type="float" office:value="-9.6373252403386">
            <text:p>-9.6373252403</text:p>
          </table:table-cell>
          <table:table-cell office:value-type="float" office:value="-11.1943358305995">
            <text:p>-11.1943358306</text:p>
          </table:table-cell>
          <table:table-cell office:value-type="float" office:value="-28.6145091320744">
            <text:p>-28.614509132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7815">
            <text:p>7815</text:p>
          </table:table-cell>
          <table:table-cell office:value-type="float" office:value="13136">
            <text:p>13136</text:p>
          </table:table-cell>
          <table:table-cell office:value-type="float" office:value="22317">
            <text:p>22317</text:p>
          </table:table-cell>
          <table:table-cell office:value-type="float" office:value="-424">
            <text:p>-424</text:p>
          </table:table-cell>
          <table:table-cell office:value-type="float" office:value="-350">
            <text:p>-350</text:p>
          </table:table-cell>
          <table:table-cell office:value-type="float" office:value="-578.875">
            <text:p>-578.875</text:p>
          </table:table-cell>
          <table:table-cell office:value-type="float" office:value="-0.054254638515675">
            <text:p>-0.0542546385</text:p>
          </table:table-cell>
          <table:table-cell office:value-type="float" office:value="-0.0266443361753959">
            <text:p>-0.0266443362</text:p>
          </table:table-cell>
          <table:table-cell office:value-type="float" office:value="-0.0259387462472555">
            <text:p>-0.0259387462</text:p>
          </table:table-cell>
          <table:table-cell office:value-type="float" office:value="0.815878154164052">
            <text:p>0.8158781542</text:p>
          </table:table-cell>
          <table:table-cell office:value-type="float" office:value="0.90813626786056">
            <text:p>0.9081362679</text:p>
          </table:table-cell>
          <table:table-cell office:value-type="float" office:value="0.91053311250609">
            <text:p>0.9105331125</text:p>
          </table:table-cell>
          <table:table-cell office:value-type="float" office:value="-12.4260186756129">
            <text:p>-12.4260186756</text:p>
          </table:table-cell>
          <table:table-cell office:value-type="float" office:value="-25.6666704131982">
            <text:p>-25.6666704132</text:p>
          </table:table-cell>
          <table:table-cell office:value-type="float" office:value="-26.3743711291672">
            <text:p>-26.374371129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6420">
            <text:p>6420</text:p>
          </table:table-cell>
          <table:table-cell office:value-type="float" office:value="12875">
            <text:p>12875</text:p>
          </table:table-cell>
          <table:table-cell office:value-type="float" office:value="23593">
            <text:p>23593</text:p>
          </table:table-cell>
          <table:table-cell office:value-type="float" office:value="-292.5">
            <text:p>-292.5</text:p>
          </table:table-cell>
          <table:table-cell office:value-type="float" office:value="-234.375">
            <text:p>-234.375</text:p>
          </table:table-cell>
          <table:table-cell office:value-type="float" office:value="-653.375">
            <text:p>-653.375</text:p>
          </table:table-cell>
          <table:table-cell office:value-type="float" office:value="-0.0455607476635514">
            <text:p>-0.0455607477</text:p>
          </table:table-cell>
          <table:table-cell office:value-type="float" office:value="-0.0182038834951456">
            <text:p>-0.0182038835</text:p>
          </table:table-cell>
          <table:table-cell office:value-type="float" office:value="-0.0276935955580045">
            <text:p>-0.0276935956</text:p>
          </table:table-cell>
          <table:table-cell office:value-type="float" office:value="0.844605915363787">
            <text:p>0.8446059154</text:p>
          </table:table-cell>
          <table:table-cell office:value-type="float" office:value="0.936935915260628">
            <text:p>0.9369359153</text:p>
          </table:table-cell>
          <table:table-cell office:value-type="float" office:value="0.904575608607448">
            <text:p>0.9045756086</text:p>
          </table:table-cell>
          <table:table-cell office:value-type="float" office:value="-14.8644249419623">
            <text:p>-14.864424942</text:p>
          </table:table-cell>
          <table:table-cell office:value-type="float" office:value="0">
            <text:p>0</text:p>
          </table:table-cell>
          <table:table-cell office:value-type="float" office:value="-24.6809550599769">
            <text:p>-24.6809550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7230">
            <text:p>7230</text:p>
          </table:table-cell>
          <table:table-cell office:value-type="float" office:value="13230">
            <text:p>13230</text:p>
          </table:table-cell>
          <table:table-cell office:value-type="float" office:value="23819">
            <text:p>23819</text:p>
          </table:table-cell>
          <table:table-cell office:value-type="float" office:value="-320.625">
            <text:p>-320.625</text:p>
          </table:table-cell>
          <table:table-cell office:value-type="float" office:value="-447.75">
            <text:p>-447.75</text:p>
          </table:table-cell>
          <table:table-cell office:value-type="float" office:value="-683">
            <text:p>-683</text:p>
          </table:table-cell>
          <table:table-cell office:value-type="float" office:value="-0.0443464730290456">
            <text:p>-0.044346473</text:p>
          </table:table-cell>
          <table:table-cell office:value-type="float" office:value="-0.033843537414966">
            <text:p>-0.0338435374</text:p>
          </table:table-cell>
          <table:table-cell office:value-type="float" office:value="-0.0286745875141694">
            <text:p>-0.0286745875</text:p>
          </table:table-cell>
          <table:table-cell office:value-type="float" office:value="0.848641899351767">
            <text:p>0.8486418994</text:p>
          </table:table-cell>
          <table:table-cell office:value-type="float" office:value="0.883792573696145">
            <text:p>0.8837925737</text:p>
          </table:table-cell>
          <table:table-cell office:value-type="float" office:value="0.901250518359858">
            <text:p>0.9012505184</text:p>
          </table:table-cell>
          <table:table-cell office:value-type="float" office:value="-15.281072658834">
            <text:p>-15.2810726588</text:p>
          </table:table-cell>
          <table:table-cell office:value-type="float" office:value="-20.1323694910774">
            <text:p>-20.1323694911</text:p>
          </table:table-cell>
          <table:table-cell office:value-type="float" office:value="-23.8246195499045">
            <text:p>-23.824619549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7605">
            <text:p>7605</text:p>
          </table:table-cell>
          <table:table-cell office:value-type="float" office:value="12432">
            <text:p>12432</text:p>
          </table:table-cell>
          <table:table-cell office:value-type="float" office:value="21042">
            <text:p>21042</text:p>
          </table:table-cell>
          <table:table-cell office:value-type="float" office:value="-354.375">
            <text:p>-354.375</text:p>
          </table:table-cell>
          <table:table-cell office:value-type="float" office:value="-601.5">
            <text:p>-601.5</text:p>
          </table:table-cell>
          <table:table-cell office:value-type="float" office:value="-949">
            <text:p>-949</text:p>
          </table:table-cell>
          <table:table-cell office:value-type="float" office:value="-0.0465976331360947">
            <text:p>-0.0465976331</text:p>
          </table:table-cell>
          <table:table-cell office:value-type="float" office:value="-0.0483832046332046">
            <text:p>-0.0483832046</text:p>
          </table:table-cell>
          <table:table-cell office:value-type="float" office:value="-0.0451002756391978">
            <text:p>-0.0451002756</text:p>
          </table:table-cell>
          <table:table-cell office:value-type="float" office:value="0.841164109274885">
            <text:p>0.8411641093</text:p>
          </table:table-cell>
          <table:table-cell office:value-type="float" office:value="0.835247015385318">
            <text:p>0.8352470154</text:p>
          </table:table-cell>
          <table:table-cell office:value-type="float" office:value="0.846135743593762">
            <text:p>0.8461357436</text:p>
          </table:table-cell>
          <table:table-cell office:value-type="float" office:value="-14.5258287414427">
            <text:p>-14.5258287414</text:p>
          </table:table-cell>
          <table:table-cell office:value-type="float" office:value="-13.9767560276878">
            <text:p>-13.9767560277</text:p>
          </table:table-cell>
          <table:table-cell office:value-type="float" office:value="-15.0197839909667">
            <text:p>-15.01978399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6915">
            <text:p>6915</text:p>
          </table:table-cell>
          <table:table-cell office:value-type="float" office:value="11396">
            <text:p>11396</text:p>
          </table:table-cell>
          <table:table-cell office:value-type="float" office:value="17792">
            <text:p>17792</text:p>
          </table:table-cell>
          <table:table-cell office:value-type="float" office:value="-328.125">
            <text:p>-328.125</text:p>
          </table:table-cell>
          <table:table-cell office:value-type="float" office:value="-260.75">
            <text:p>-260.75</text:p>
          </table:table-cell>
          <table:table-cell office:value-type="float" office:value="-1026.5">
            <text:p>-1026.5</text:p>
          </table:table-cell>
          <table:table-cell office:value-type="float" office:value="-0.0474511930585683">
            <text:p>-0.0474511931</text:p>
          </table:table-cell>
          <table:table-cell office:value-type="float" office:value="-0.0228808353808354">
            <text:p>-0.0228808354</text:p>
          </table:table-cell>
          <table:table-cell office:value-type="float" office:value="-0.0576944694244604">
            <text:p>-0.0576944694</text:p>
          </table:table-cell>
          <table:table-cell office:value-type="float" office:value="0.838333991111467">
            <text:p>0.8383339911</text:p>
          </table:table-cell>
          <table:table-cell office:value-type="float" office:value="0.920943200117417">
            <text:p>0.9209432001</text:p>
          </table:table-cell>
          <table:table-cell office:value-type="float" office:value="0.804593514546642">
            <text:p>0.8045935145</text:p>
          </table:table-cell>
          <table:table-cell office:value-type="float" office:value="-14.2582001946419">
            <text:p>-14.2582001946</text:p>
          </table:table-cell>
          <table:table-cell office:value-type="float" office:value="-29.9458776045116">
            <text:p>-29.9458776045</text:p>
          </table:table-cell>
          <table:table-cell office:value-type="float" office:value="-11.664095008913">
            <text:p>-11.664095008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5925">
            <text:p>5925</text:p>
          </table:table-cell>
          <table:table-cell office:value-type="float" office:value="9744">
            <text:p>9744</text:p>
          </table:table-cell>
          <table:table-cell office:value-type="float" office:value="15834">
            <text:p>15834</text:p>
          </table:table-cell>
          <table:table-cell office:value-type="float" office:value="48.75">
            <text:p>48.75</text:p>
          </table:table-cell>
          <table:table-cell office:value-type="float" office:value="-620.75">
            <text:p>-620.75</text:p>
          </table:table-cell>
          <table:table-cell office:value-type="float" office:value="-1106.75">
            <text:p>-1106.75</text:p>
          </table:table-cell>
          <table:table-cell office:value-type="float" office:value="0.00822784810126582">
            <text:p>0.0082278481</text:p>
          </table:table-cell>
          <table:table-cell office:value-type="float" office:value="-0.0637058702791461">
            <text:p>-0.0637058703</text:p>
          </table:table-cell>
          <table:table-cell office:value-type="float" office:value="-0.0698970569660225">
            <text:p>-0.069897057</text:p>
          </table:table-cell>
          <table:table-cell office:value-type="float" office:value="1.02893015542381">
            <text:p>1.0289301554</text:p>
          </table:table-cell>
          <table:table-cell office:value-type="float" office:value="0.784983992322714">
            <text:p>0.7849839923</text:p>
          </table:table-cell>
          <table:table-cell office:value-type="float" office:value="0.764936073821044">
            <text:p>0.7649360738</text:p>
          </table:table-cell>
          <table:table-cell office:value-type="float" office:value="0">
            <text:p>0</text:p>
          </table:table-cell>
          <table:table-cell office:value-type="float" office:value="-10.530053166996">
            <text:p>-10.530053167</text:p>
          </table:table-cell>
          <table:table-cell office:value-type="float" office:value="-9.56592752641382">
            <text:p>-9.565927526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5535">
            <text:p>5535</text:p>
          </table:table-cell>
          <table:table-cell office:value-type="float" office:value="9656">
            <text:p>9656</text:p>
          </table:table-cell>
          <table:table-cell office:value-type="float" office:value="15691">
            <text:p>15691</text:p>
          </table:table-cell>
          <table:table-cell office:value-type="float" office:value="75">
            <text:p>75</text:p>
          </table:table-cell>
          <table:table-cell office:value-type="float" office:value="-80">
            <text:p>-80</text:p>
          </table:table-cell>
          <table:table-cell office:value-type="float" office:value="-1115.125">
            <text:p>-1115.125</text:p>
          </table:table-cell>
          <table:table-cell office:value-type="float" office:value="0.013550135501355">
            <text:p>0.0135501355</text:p>
          </table:table-cell>
          <table:table-cell office:value-type="float" office:value="-0.00828500414250207">
            <text:p>-0.0082850041</text:p>
          </table:table-cell>
          <table:table-cell office:value-type="float" office:value="-0.0710678095723663">
            <text:p>-0.0710678096</text:p>
          </table:table-cell>
          <table:table-cell office:value-type="float" office:value="1.04778534235207">
            <text:p>1.0477853424</text:p>
          </table:table-cell>
          <table:table-cell office:value-type="float" office:value="0.97113702243678">
            <text:p>0.9711370224</text:p>
          </table:table-cell>
          <table:table-cell office:value-type="float" office:value="0.76116190826925">
            <text:p>0.7611619083</text:p>
          </table:table-cell>
          <table:table-cell table:number-columns-repeated="2" office:value-type="float" office:value="0">
            <text:p>0</text:p>
          </table:table-cell>
          <table:table-cell office:value-type="float" office:value="-9.40248988401964">
            <text:p>-9.40248988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5175">
            <text:p>5175</text:p>
          </table:table-cell>
          <table:table-cell office:value-type="float" office:value="9633">
            <text:p>9633</text:p>
          </table:table-cell>
          <table:table-cell office:value-type="float" office:value="15431">
            <text:p>15431</text:p>
          </table:table-cell>
          <table:table-cell office:value-type="float" office:value="101.25">
            <text:p>101.25</text:p>
          </table:table-cell>
          <table:table-cell office:value-type="float" office:value="-448.875">
            <text:p>-448.875</text:p>
          </table:table-cell>
          <table:table-cell office:value-type="float" office:value="-860.625">
            <text:p>-860.625</text:p>
          </table:table-cell>
          <table:table-cell office:value-type="float" office:value="0.0195652173913043">
            <text:p>0.0195652174</text:p>
          </table:table-cell>
          <table:table-cell office:value-type="float" office:value="-0.0465976331360947">
            <text:p>-0.0465976331</text:p>
          </table:table-cell>
          <table:table-cell office:value-type="float" office:value="-0.0557724709999352">
            <text:p>-0.055772471</text:p>
          </table:table-cell>
          <table:table-cell office:value-type="float" office:value="1.06922854442344">
            <text:p>1.0692285444</text:p>
          </table:table-cell>
          <table:table-cell office:value-type="float" office:value="0.841164109274885">
            <text:p>0.8411641093</text:p>
          </table:table-cell>
          <table:table-cell office:value-type="float" office:value="0.810893065802246">
            <text:p>0.8108930658</text:p>
          </table:table-cell>
          <table:table-cell office:value-type="float" office:value="0">
            <text:p>0</text:p>
          </table:table-cell>
          <table:table-cell office:value-type="float" office:value="-14.5258287414427">
            <text:p>-14.5258287414</text:p>
          </table:table-cell>
          <table:table-cell office:value-type="float" office:value="-12.0782356378178">
            <text:p>-12.078235637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90">
            <text:p>5190</text:p>
          </table:table-cell>
          <table:table-cell office:value-type="float" office:value="8996">
            <text:p>8996</text:p>
          </table:table-cell>
          <table:table-cell office:value-type="float" office:value="14157">
            <text:p>14157</text:p>
          </table:table-cell>
          <table:table-cell office:value-type="float" office:value="61.875">
            <text:p>61.875</text:p>
          </table:table-cell>
          <table:table-cell office:value-type="float" office:value="107.25">
            <text:p>107.25</text:p>
          </table:table-cell>
          <table:table-cell office:value-type="float" office:value="-701.375">
            <text:p>-701.37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-0.0495426290880836">
            <text:p>-0.0495426291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0.831411563501748">
            <text:p>0.8314115635</text:p>
          </table:table-cell>
          <table:table-cell table:number-columns-repeated="2" office:value-type="float" office:value="0">
            <text:p>0</text:p>
          </table:table-cell>
          <table:table-cell office:value-type="float" office:value="-13.6414159703647">
            <text:p>-13.641415970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5925">
            <text:p>5925</text:p>
          </table:table-cell>
          <table:table-cell office:value-type="float" office:value="9099">
            <text:p>9099</text:p>
          </table:table-cell>
          <table:table-cell office:value-type="float" office:value="14690">
            <text:p>14690</text:p>
          </table:table-cell>
          <table:table-cell office:value-type="float" office:value="48.75">
            <text:p>48.75</text:p>
          </table:table-cell>
          <table:table-cell office:value-type="float" office:value="-88.875">
            <text:p>-88.875</text:p>
          </table:table-cell>
          <table:table-cell office:value-type="float" office:value="-401.375">
            <text:p>-401.375</text:p>
          </table:table-cell>
          <table:table-cell office:value-type="float" office:value="0.00822784810126582">
            <text:p>0.0082278481</text:p>
          </table:table-cell>
          <table:table-cell office:value-type="float" office:value="-0.0097675568743818">
            <text:p>-0.0097675569</text:p>
          </table:table-cell>
          <table:table-cell office:value-type="float" office:value="-0.0273230088495575">
            <text:p>-0.0273230088</text:p>
          </table:table-cell>
          <table:table-cell office:value-type="float" office:value="1.02893015542381">
            <text:p>1.0289301554</text:p>
          </table:table-cell>
          <table:table-cell office:value-type="float" office:value="0.966000545067561">
            <text:p>0.9660005451</text:p>
          </table:table-cell>
          <table:table-cell office:value-type="float" office:value="0.905832700779231">
            <text:p>0.9058327008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5535">
            <text:p>5535</text:p>
          </table:table-cell>
          <table:table-cell office:value-type="float" office:value="9594">
            <text:p>9594</text:p>
          </table:table-cell>
          <table:table-cell office:value-type="float" office:value="14898">
            <text:p>14898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-448.5">
            <text:p>-448.5</text:p>
          </table:table-cell>
          <table:table-cell table:number-columns-repeated="2" office:value-type="float" office:value="0.013550135501355">
            <text:p>0.0135501355</text:p>
          </table:table-cell>
          <table:table-cell office:value-type="float" office:value="-0.0301047120418848">
            <text:p>-0.030104712</text:p>
          </table:table-cell>
          <table:table-cell table:number-columns-repeated="2" office:value-type="float" office:value="1.04778534235207">
            <text:p>1.0477853424</text:p>
          </table:table-cell>
          <table:table-cell office:value-type="float" office:value="0.896409843480168">
            <text:p>0.896409843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6762019367586">
            <text:p>-22.676201936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51">
            <text:p>551</text:p>
          </table:table-cell>
          <table:table-cell office:value-type="float" office:value="5175">
            <text:p>5175</text:p>
          </table:table-cell>
          <table:table-cell office:value-type="float" office:value="9315">
            <text:p>9315</text:p>
          </table:table-cell>
          <table:table-cell office:value-type="float" office:value="15708">
            <text:p>15708</text:p>
          </table:table-cell>
          <table:table-cell office:value-type="float" office:value="101.25">
            <text:p>101.25</text:p>
          </table:table-cell>
          <table:table-cell office:value-type="float" office:value="182.25">
            <text:p>182.2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.0195652173913043">
            <text:p>0.0195652174</text:p>
          </table:table-cell>
          <table:table-cell office:value-type="float" office:value="0.0115864527629234">
            <text:p>0.0115864528</text:p>
          </table:table-cell>
          <table:table-cell table:number-columns-repeated="2" office:value-type="float" office:value="1.06922854442344">
            <text:p>1.0692285444</text:p>
          </table:table-cell>
          <table:table-cell office:value-type="float" office:value="1.04081570660998">
            <text:p>1.04081570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5190">
            <text:p>5190</text:p>
          </table:table-cell>
          <table:table-cell office:value-type="float" office:value="8996">
            <text:p>8996</text:p>
          </table:table-cell>
          <table:table-cell office:value-type="float" office:value="13832">
            <text:p>13832</text:p>
          </table:table-cell>
          <table:table-cell office:value-type="float" office:value="61.875">
            <text:p>61.875</text:p>
          </table:table-cell>
          <table:table-cell office:value-type="float" office:value="107.25">
            <text:p>107.25</text:p>
          </table:table-cell>
          <table:table-cell office:value-type="float" office:value="80.5">
            <text:p>80.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0.00581983805668016">
            <text:p>0.0058198381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1.02043581940779">
            <text:p>1.02043581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535">
            <text:p>5535</text:p>
          </table:table-cell>
          <table:table-cell office:value-type="float" office:value="8764">
            <text:p>8764</text:p>
          </table:table-cell>
          <table:table-cell office:value-type="float" office:value="13078">
            <text:p>13078</text:p>
          </table:table-cell>
          <table:table-cell office:value-type="float" office:value="75">
            <text:p>75</text:p>
          </table:table-cell>
          <table:table-cell office:value-type="float" office:value="-37.5">
            <text:p>-37.5</text:p>
          </table:table-cell>
          <table:table-cell office:value-type="float" office:value="-123.5">
            <text:p>-123.5</text:p>
          </table:table-cell>
          <table:table-cell office:value-type="float" office:value="0.013550135501355">
            <text:p>0.0135501355</text:p>
          </table:table-cell>
          <table:table-cell office:value-type="float" office:value="-0.00427886809675947">
            <text:p>-0.0042788681</text:p>
          </table:table-cell>
          <table:table-cell office:value-type="float" office:value="-0.00944333996023857">
            <text:p>-0.00944334</text:p>
          </table:table-cell>
          <table:table-cell office:value-type="float" office:value="1.04778534235207">
            <text:p>1.0477853424</text:p>
          </table:table-cell>
          <table:table-cell office:value-type="float" office:value="0.985059846737233">
            <text:p>0.9850598467</text:p>
          </table:table-cell>
          <table:table-cell office:value-type="float" office:value="0.96712309641159">
            <text:p>0.96712309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5175">
            <text:p>5175</text:p>
          </table:table-cell>
          <table:table-cell office:value-type="float" office:value="8580">
            <text:p>8580</text:p>
          </table:table-cell>
          <table:table-cell office:value-type="float" office:value="14094">
            <text:p>14094</text:p>
          </table:table-cell>
          <table:table-cell office:value-type="float" office:value="101.25">
            <text:p>101.25</text:p>
          </table:table-cell>
          <table:table-cell office:value-type="float" office:value="-244.125">
            <text:p>-244.125</text:p>
          </table:table-cell>
          <table:table-cell office:value-type="float" office:value="-30.375">
            <text:p>-30.375</text:p>
          </table:table-cell>
          <table:table-cell office:value-type="float" office:value="0.0195652173913043">
            <text:p>0.0195652174</text:p>
          </table:table-cell>
          <table:table-cell office:value-type="float" office:value="-0.0284527972027972">
            <text:p>-0.0284527972</text:p>
          </table:table-cell>
          <table:table-cell office:value-type="float" office:value="-0.0021551724137931">
            <text:p>-0.0021551724</text:p>
          </table:table-cell>
          <table:table-cell office:value-type="float" office:value="1.06922854442344">
            <text:p>1.0692285444</text:p>
          </table:table-cell>
          <table:table-cell office:value-type="float" office:value="0.90200195066079">
            <text:p>0.9020019507</text:p>
          </table:table-cell>
          <table:table-cell office:value-type="float" office:value="0.992466000297265">
            <text:p>0.9924660003</text:p>
          </table:table-cell>
          <table:table-cell office:value-type="float" office:value="0">
            <text:p>0</text:p>
          </table:table-cell>
          <table:table-cell office:value-type="float" office:value="-24.0130609304312">
            <text:p>-24.0130609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5190">
            <text:p>5190</text:p>
          </table:table-cell>
          <table:table-cell office:value-type="float" office:value="8680">
            <text:p>8680</text:p>
          </table:table-cell>
          <table:table-cell office:value-type="float" office:value="15147">
            <text:p>15147</text:p>
          </table:table-cell>
          <table:table-cell office:value-type="float" office:value="61.875">
            <text:p>61.875</text:p>
          </table:table-cell>
          <table:table-cell office:value-type="float" office:value="-40">
            <text:p>-40</text:p>
          </table:table-cell>
          <table:table-cell office:value-type="float" office:value="175.5">
            <text:p>175.5</text:p>
          </table:table-cell>
          <table:table-cell office:value-type="float" office:value="0.0119219653179191">
            <text:p>0.0119219653</text:p>
          </table:table-cell>
          <table:table-cell office:value-type="float" office:value="-0.00460829493087558">
            <text:p>-0.0046082949</text:p>
          </table:table-cell>
          <table:table-cell office:value-type="float" office:value="0.0115864527629234">
            <text:p>0.0115864528</text:p>
          </table:table-cell>
          <table:table-cell office:value-type="float" office:value="1.04200545979652">
            <text:p>1.0420054598</text:p>
          </table:table-cell>
          <table:table-cell office:value-type="float" office:value="0.983912591050989">
            <text:p>0.9839125911</text:p>
          </table:table-cell>
          <table:table-cell office:value-type="float" office:value="1.04081570660998">
            <text:p>1.04081570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5535">
            <text:p>5535</text:p>
          </table:table-cell>
          <table:table-cell office:value-type="float" office:value="9063">
            <text:p>9063</text:p>
          </table:table-cell>
          <table:table-cell office:value-type="float" office:value="13338">
            <text:p>13338</text:p>
          </table:table-cell>
          <table:table-cell office:value-type="float" office:value="-335.5">
            <text:p>-335.5</text:p>
          </table:table-cell>
          <table:table-cell office:value-type="float" office:value="-60.75">
            <text:p>-60.75</text:p>
          </table:table-cell>
          <table:table-cell office:value-type="float" office:value="77.625">
            <text:p>77.625</text:p>
          </table:table-cell>
          <table:table-cell office:value-type="float" office:value="-0.0606142728093948">
            <text:p>-0.0606142728</text:p>
          </table:table-cell>
          <table:table-cell office:value-type="float" office:value="-0.00670307845084409">
            <text:p>-0.0067030785</text:p>
          </table:table-cell>
          <table:table-cell office:value-type="float" office:value="0.00581983805668016">
            <text:p>0.0058198381</text:p>
          </table:table-cell>
          <table:table-cell office:value-type="float" office:value="0.795051261700813">
            <text:p>0.7950512617</text:p>
          </table:table-cell>
          <table:table-cell office:value-type="float" office:value="0.976627290693053">
            <text:p>0.9766272907</text:p>
          </table:table-cell>
          <table:table-cell office:value-type="float" office:value="1.02043581940779">
            <text:p>1.0204358194</text:p>
          </table:table-cell>
          <table:table-cell office:value-type="float" office:value="-11.0851937925634">
            <text:p>-11.08519379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6435">
            <text:p>6435</text:p>
          </table:table-cell>
          <table:table-cell office:value-type="float" office:value="9006">
            <text:p>9006</text:p>
          </table:table-cell>
          <table:table-cell office:value-type="float" office:value="14094">
            <text:p>14094</text:p>
          </table:table-cell>
          <table:table-cell office:value-type="float" office:value="-88.75">
            <text:p>-88.75</text:p>
          </table:table-cell>
          <table:table-cell office:value-type="float" office:value="-264.375">
            <text:p>-264.375</text:p>
          </table:table-cell>
          <table:table-cell office:value-type="float" office:value="-30.375">
            <text:p>-30.375</text:p>
          </table:table-cell>
          <table:table-cell office:value-type="float" office:value="-0.0137917637917638">
            <text:p>-0.0137917638</text:p>
          </table:table-cell>
          <table:table-cell office:value-type="float" office:value="-0.0293554297135243">
            <text:p>-0.0293554297</text:p>
          </table:table-cell>
          <table:table-cell office:value-type="float" office:value="-0.0021551724137931">
            <text:p>-0.0021551724</text:p>
          </table:table-cell>
          <table:table-cell office:value-type="float" office:value="0.952101643715863">
            <text:p>0.9521016437</text:p>
          </table:table-cell>
          <table:table-cell office:value-type="float" office:value="0.89894500885985">
            <text:p>0.8989450089</text:p>
          </table:table-cell>
          <table:table-cell office:value-type="float" office:value="0.992466000297265">
            <text:p>0.9924660003</text:p>
          </table:table-cell>
          <table:table-cell office:value-type="float" office:value="0">
            <text:p>0</text:p>
          </table:table-cell>
          <table:table-cell office:value-type="float" office:value="-23.2639361765451">
            <text:p>-23.2639361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5400">
            <text:p>5400</text:p>
          </table:table-cell>
          <table:table-cell office:value-type="float" office:value="8580">
            <text:p>8580</text:p>
          </table:table-cell>
          <table:table-cell office:value-type="float" office:value="15147">
            <text:p>15147</text:p>
          </table:table-cell>
          <table:table-cell office:value-type="float" office:value="-146.25">
            <text:p>-146.25</text:p>
          </table:table-cell>
          <table:table-cell office:value-type="float" office:value="-37.875">
            <text:p>-37.875</text:p>
          </table:table-cell>
          <table:table-cell office:value-type="float" office:value="175.5">
            <text:p>175.5</text:p>
          </table:table-cell>
          <table:table-cell office:value-type="float" office:value="-0.0270833333333333">
            <text:p>-0.0270833333</text:p>
          </table:table-cell>
          <table:table-cell office:value-type="float" office:value="-0.00441433566433566">
            <text:p>-0.0044143357</text:p>
          </table:table-cell>
          <table:table-cell office:value-type="float" office:value="0.0115864527629234">
            <text:p>0.0115864528</text:p>
          </table:table-cell>
          <table:table-cell office:value-type="float" office:value="0.906646006944445">
            <text:p>0.9066460069</text:p>
          </table:table-cell>
          <table:table-cell office:value-type="float" office:value="0.984588018439166">
            <text:p>0.9845880184</text:p>
          </table:table-cell>
          <table:table-cell office:value-type="float" office:value="1.04081570660998">
            <text:p>1.0408157066</text:p>
          </table:table-cell>
          <table:table-cell office:value-type="float" office:value="-25.2449671268461">
            <text:p>-25.24496712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4823">
            <text:p>4823</text:p>
          </table:table-cell>
          <table:table-cell office:value-type="float" office:value="8019">
            <text:p>8019</text:p>
          </table:table-cell>
          <table:table-cell office:value-type="float" office:value="13338">
            <text:p>13338</text:p>
          </table:table-cell>
          <table:table-cell office:value-type="float" office:value="-30.625">
            <text:p>-30.625</text:p>
          </table:table-cell>
          <table:table-cell office:value-type="float" office:value="115">
            <text:p>115</text:p>
          </table:table-cell>
          <table:table-cell office:value-type="float" office:value="77.625">
            <text:p>77.625</text:p>
          </table:table-cell>
          <table:table-cell office:value-type="float" office:value="-0.00634978229317852">
            <text:p>-0.0063497823</text:p>
          </table:table-cell>
          <table:table-cell office:value-type="float" office:value="0.0143409402668662">
            <text:p>0.0143409403</text:p>
          </table:table-cell>
          <table:table-cell office:value-type="float" office:value="0.00581983805668016">
            <text:p>0.0058198381</text:p>
          </table:table-cell>
          <table:table-cell office:value-type="float" office:value="0.97785478865481">
            <text:p>0.9778547887</text:p>
          </table:table-cell>
          <table:table-cell office:value-type="float" office:value="1.0505963895668">
            <text:p>1.0505963896</text:p>
          </table:table-cell>
          <table:table-cell office:value-type="float" office:value="1.02043581940779">
            <text:p>1.02043581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4726">
            <text:p>4726</text:p>
          </table:table-cell>
          <table:table-cell office:value-type="float" office:value="7480">
            <text:p>7480</text:p>
          </table:table-cell>
          <table:table-cell office:value-type="float" office:value="12155">
            <text:p>12155</text:p>
          </table:table-cell>
          <table:table-cell office:value-type="float" office:value="62.625">
            <text:p>62.625</text:p>
          </table:table-cell>
          <table:table-cell office:value-type="float" office:value="-159.625">
            <text:p>-159.625</text:p>
          </table:table-cell>
          <table:table-cell office:value-type="float" office:value="-259.375">
            <text:p>-259.375</text:p>
          </table:table-cell>
          <table:table-cell office:value-type="float" office:value="0.0132511637748625">
            <text:p>0.0132511638</text:p>
          </table:table-cell>
          <table:table-cell office:value-type="float" office:value="-0.0213402406417112">
            <text:p>-0.0213402406</text:p>
          </table:table-cell>
          <table:table-cell office:value-type="float" office:value="-0.0213389551624846">
            <text:p>-0.0213389552</text:p>
          </table:table-cell>
          <table:table-cell office:value-type="float" office:value="1.04672323616114">
            <text:p>1.0467232362</text:p>
          </table:table-cell>
          <table:table-cell office:value-type="float" office:value="0.926201753260477">
            <text:p>0.9262017533</text:p>
          </table:table-cell>
          <table:table-cell office:value-type="float" office:value="0.92620614490586">
            <text:p>0.9262061449</text:p>
          </table:table-cell>
          <table:table-cell office:value-type="float" office:value="0">
            <text:p>0</text:p>
          </table:table-cell>
          <table:table-cell office:value-type="float" office:value="-32.1329378824319">
            <text:p>-32.1329378824</text:p>
          </table:table-cell>
          <table:table-cell office:value-type="float" office:value="-32.134894630438">
            <text:p>-32.134894630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4532">
            <text:p>4532</text:p>
          </table:table-cell>
          <table:table-cell office:value-type="float" office:value="7727">
            <text:p>7727</text:p>
          </table:table-cell>
          <table:table-cell office:value-type="float" office:value="12249">
            <text:p>12249</text:p>
          </table:table-cell>
          <table:table-cell office:value-type="float" office:value="-83.375">
            <text:p>-83.375</text:p>
          </table:table-cell>
          <table:table-cell office:value-type="float" office:value="219.625">
            <text:p>219.625</text:p>
          </table:table-cell>
          <table:table-cell office:value-type="float" office:value="444">
            <text:p>444</text:p>
          </table:table-cell>
          <table:table-cell office:value-type="float" office:value="-0.0183969549867608">
            <text:p>-0.018396955</text:p>
          </table:table-cell>
          <table:table-cell office:value-type="float" office:value="0.0284230619904232">
            <text:p>0.028423062</text:p>
          </table:table-cell>
          <table:table-cell office:value-type="float" office:value="0.0362478569679157">
            <text:p>0.036247857</text:p>
          </table:table-cell>
          <table:table-cell office:value-type="float" office:value="0.936274015533796">
            <text:p>0.9362740155</text:p>
          </table:table-cell>
          <table:table-cell office:value-type="float" office:value="1.10106414305419">
            <text:p>1.1010641431</text:p>
          </table:table-cell>
          <table:table-cell office:value-type="float" office:value="1.12944275737185">
            <text:p>1.1294427574</text:p>
          </table:table-cell>
          <table:table-cell office:value-type="float" office:value="0">
            <text:p>0</text:p>
          </table:table-cell>
          <table:table-cell office:value-type="float" office:value="24.7317425012595">
            <text:p>24.7317425013</text:p>
          </table:table-cell>
          <table:table-cell office:value-type="float" office:value="19.4669489448105">
            <text:p>19.466948944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4">
            <text:p>4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4948">
            <text:p>4948</text:p>
          </table:table-cell>
          <table:table-cell office:value-type="float" office:value="8230">
            <text:p>8230</text:p>
          </table:table-cell>
          <table:table-cell office:value-type="float" office:value="13374">
            <text:p>13374</text:p>
          </table:table-cell>
          <table:table-cell office:value-type="float" office:value="164">
            <text:p>164</text:p>
          </table:table-cell>
          <table:table-cell office:value-type="float" office:value="526.8">
            <text:p>526.8</text:p>
          </table:table-cell>
          <table:table-cell office:value-type="float" office:value="938.25">
            <text:p>938.25</text:p>
          </table:table-cell>
          <table:table-cell office:value-type="float" office:value="0.0331447049312854">
            <text:p>0.0331447049</text:p>
          </table:table-cell>
          <table:table-cell office:value-type="float" office:value="0.0640097205346294">
            <text:p>0.0640097205</text:p>
          </table:table-cell>
          <table:table-cell office:value-type="float" office:value="0.0701547779273217">
            <text:p>0.0701547779</text:p>
          </table:table-cell>
          <table:table-cell office:value-type="float" office:value="1.11815966733086">
            <text:p>1.1181596673</text:p>
          </table:table-cell>
          <table:table-cell office:value-type="float" office:value="1.23206462074413">
            <text:p>1.2320646207</text:p>
          </table:table-cell>
          <table:table-cell office:value-type="float" office:value="1.25518824076305">
            <text:p>1.2551882408</text:p>
          </table:table-cell>
          <table:table-cell office:value-type="float" office:value="21.257447772671">
            <text:p>21.2574477727</text:p>
          </table:table-cell>
          <table:table-cell office:value-type="float" office:value="11.1717699726258">
            <text:p>11.1717699726</text:p>
          </table:table-cell>
          <table:table-cell office:value-type="float" office:value="10.2229136327333">
            <text:p>10.222913632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5535">
            <text:p>5535</text:p>
          </table:table-cell>
          <table:table-cell office:value-type="float" office:value="8820">
            <text:p>8820</text:p>
          </table:table-cell>
          <table:table-cell office:value-type="float" office:value="15434">
            <text:p>15434</text:p>
          </table:table-cell>
          <table:table-cell office:value-type="float" office:value="-163.428571428571">
            <text:p>-163.4285714286</text:p>
          </table:table-cell>
          <table:table-cell office:value-type="float" office:value="458.857142857143">
            <text:p>458.8571428571</text:p>
          </table:table-cell>
          <table:table-cell office:value-type="float" office:value="1011">
            <text:p>1011</text:p>
          </table:table-cell>
          <table:table-cell office:value-type="float" office:value="-0.0295263905020003">
            <text:p>-0.0295263905</text:p>
          </table:table-cell>
          <table:table-cell office:value-type="float" office:value="0.0520246193715581">
            <text:p>0.0520246194</text:p>
          </table:table-cell>
          <table:table-cell office:value-type="float" office:value="0.0655047298172865">
            <text:p>0.0655047298</text:p>
          </table:table-cell>
          <table:table-cell office:value-type="float" office:value="0.898366376405709">
            <text:p>0.8983663764</text:p>
          </table:table-cell>
          <table:table-cell office:value-type="float" office:value="1.18739102740113">
            <text:p>1.1873910274</text:p>
          </table:table-cell>
          <table:table-cell office:value-type="float" office:value="1.23767665883224">
            <text:p>1.2376766588</text:p>
          </table:table-cell>
          <table:table-cell office:value-type="float" office:value="-23.1272087971686">
            <text:p>-23.1272087972</text:p>
          </table:table-cell>
          <table:table-cell office:value-type="float" office:value="13.6670897093155">
            <text:p>13.6670897093</text:p>
          </table:table-cell>
          <table:table-cell office:value-type="float" office:value="10.924544493873">
            <text:p>10.924544493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5479">
            <text:p>5479</text:p>
          </table:table-cell>
          <table:table-cell office:value-type="float" office:value="8949">
            <text:p>8949</text:p>
          </table:table-cell>
          <table:table-cell office:value-type="float" office:value="16339">
            <text:p>16339</text:p>
          </table:table-cell>
          <table:table-cell office:value-type="float" office:value="-28.1666666666667">
            <text:p>-28.1666666667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-0.00514084078603151">
            <text:p>-0.0051408408</text:p>
          </table:table-cell>
          <table:table-cell office:value-type="float" office:value="0.0563191418035535">
            <text:p>0.0563191418</text:p>
          </table:table-cell>
          <table:table-cell office:value-type="float" office:value="0">
            <text:p>0</text:p>
          </table:table-cell>
          <table:table-cell office:value-type="float" office:value="0.982058856607105">
            <text:p>0.9820588566</text:p>
          </table:table-cell>
          <table:table-cell office:value-type="float" office:value="1.20333381395008">
            <text:p>1.203333814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12.6508972644907">
            <text:p>12.65089726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274">
            <text:p>5274</text:p>
          </table:table-cell>
          <table:table-cell office:value-type="float" office:value="9115">
            <text:p>9115</text:p>
          </table:table-cell>
          <table:table-cell office:value-type="float" office:value="17298">
            <text:p>17298</text:p>
          </table:table-cell>
          <table:table-cell office:value-type="float" office:value="173.2">
            <text:p>173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8403488813045">
            <text:p>0.0328403489</text:p>
          </table:table-cell>
          <table:table-cell table:number-columns-repeated="2" office:value-type="float" office:value="0">
            <text:p>0</text:p>
          </table:table-cell>
          <table:table-cell office:value-type="float" office:value="1.11705505857327">
            <text:p>1.1170550586</text:p>
          </table:table-cell>
          <table:table-cell office:value-type="float" office:value="1.19">
            <text:p>1.19</text:p>
          </table:table-cell>
          <table:table-cell office:value-type="float" office:value="1.21">
            <text:p>1.21</text:p>
          </table:table-cell>
          <table:table-cell office:value-type="float" office:value="21.4512789405396">
            <text:p>21.4512789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5080">
            <text:p>5080</text:p>
          </table:table-cell>
          <table:table-cell office:value-type="float" office:value="9912">
            <text:p>9912</text:p>
          </table:table-cell>
          <table:table-cell office:value-type="float" office:value="18660">
            <text:p>18660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1321.5">
            <text:p>1321.5</text:p>
          </table:table-cell>
          <table:table-cell office:value-type="float" office:value="0">
            <text:p>0</text:p>
          </table:table-cell>
          <table:table-cell office:value-type="float" office:value="0.0708232445520581">
            <text:p>0.0708232446</text:p>
          </table:table-cell>
          <table:table-cell office:value-type="float" office:value="0.0708199356913183">
            <text:p>0.0708199357</text:p>
          </table:table-cell>
          <table:table-cell office:value-type="float" office:value="0.87">
            <text:p>0.87</text:p>
          </table:table-cell>
          <table:table-cell office:value-type="float" office:value="1.25771258259121">
            <text:p>1.2577125826</text:p>
          </table:table-cell>
          <table:table-cell office:value-type="float" office:value="1.25770008297061">
            <text:p>1.257700083</text:p>
          </table:table-cell>
          <table:table-cell office:value-type="float" office:value="0">
            <text:p>0</text:p>
          </table:table-cell>
          <table:table-cell office:value-type="float" office:value="10.1296225735514">
            <text:p>10.1296225736</text:p>
          </table:table-cell>
          <table:table-cell office:value-type="float" office:value="10.1300800218845">
            <text:p>10.130080021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892">
            <text:p>4892</text:p>
          </table:table-cell>
          <table:table-cell office:value-type="float" office:value="10373">
            <text:p>10373</text:p>
          </table:table-cell>
          <table:table-cell office:value-type="float" office:value="20139">
            <text:p>20139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26">
            <text:p>1.26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4712">
            <text:p>4712</text:p>
          </table:table-cell>
          <table:table-cell office:value-type="float" office:value="10828">
            <text:p>10828</text:p>
          </table:table-cell>
          <table:table-cell office:value-type="float" office:value="21736">
            <text:p>21736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22.25">
            <text:p>122.25</text:p>
          </table:table-cell>
          <table:table-cell office:value-type="float" office:value="5797">
            <text:p>5797</text:p>
          </table:table-cell>
          <table:table-cell office:value-type="float" office:value="15702.5">
            <text:p>15702.5</text:p>
          </table:table-cell>
          <table:table-cell office:value-type="float" office:value="14.07">
            <text:p>14.07</text:p>
          </table:table-cell>
          <table:table-cell table:number-columns-repeated="3" office:value-type="float" office:value="5">
            <text:p>5</text:p>
          </table:table-cell>
          <table:table-cell office:value-type="float" office:value="397">
            <text:p>397</text:p>
          </table:table-cell>
          <table:table-cell office:value-type="float" office:value="585">
            <text:p>585</text:p>
          </table:table-cell>
          <table:table-cell office:value-type="float" office:value="891">
            <text:p>891</text:p>
          </table:table-cell>
          <table:table-cell office:value-type="float" office:value="4538">
            <text:p>4538</text:p>
          </table:table-cell>
          <table:table-cell office:value-type="float" office:value="11201">
            <text:p>11201</text:p>
          </table:table-cell>
          <table:table-cell office:value-type="float" office:value="23459">
            <text:p>23459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2">
            <text:p>1.02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17.333333333333">
            <text:p>117.3333333333</text:p>
          </table:table-cell>
          <table:table-cell office:value-type="float" office:value="5677.66666666667">
            <text:p>5677.6666666667</text:p>
          </table:table-cell>
          <table:table-cell office:value-type="float" office:value="14836">
            <text:p>14836</text:p>
          </table:table-cell>
          <table:table-cell office:value-type="float" office:value="15.17">
            <text:p>15.1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69">
            <text:p>369</text:p>
          </table:table-cell>
          <table:table-cell office:value-type="float" office:value="860">
            <text:p>860</text:p>
          </table:table-cell>
          <table:table-cell office:value-type="float" office:value="4371">
            <text:p>4371</text:p>
          </table:table-cell>
          <table:table-cell office:value-type="float" office:value="11883">
            <text:p>11883</text:p>
          </table:table-cell>
          <table:table-cell office:value-type="float" office:value="25318">
            <text:p>25318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9">
            <text:p>1.19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1.19">
            <text:p>1.19</text:p>
          </table:table-cell>
          <table:table-cell office:value-type="float" office:value="1.28">
            <text:p>1.28</text:p>
          </table:table-cell>
          <table:table-cell office:value-type="float" office:value="-18">
            <text:p>-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.1">
            <text:p>12.1</text:p>
          </table:table-cell>
          <table:table-cell office:value-type="float" office:value="12.7">
            <text:p>12.7</text:p>
          </table:table-cell>
          <table:table-cell office:value-type="float" office:value="20.9">
            <text:p>20.9</text:p>
          </table:table-cell>
          <table:table-cell office:value-type="float" office:value="11697">
            <text:p>11697</text:p>
          </table:table-cell>
          <table:table-cell office:value-type="float" office:value="11973">
            <text:p>11973</text:p>
          </table:table-cell>
          <table:table-cell office:value-type="float" office:value="11999">
            <text:p>11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6:51.76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923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448">
                <text:p>12448</text:p>
              </table:table-cell>
              <table:table-cell office:value-type="float" office:value="17354">
                <text:p>1735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213">
                <text:p>12213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2111">
                <text:p>12111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568">
                <text:p>12568</text:p>
              </table:table-cell>
              <table:table-cell office:value-type="float" office:value="17612">
                <text:p>1761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630">
                <text:p>12630</text:p>
              </table:table-cell>
              <table:table-cell office:value-type="float" office:value="18136">
                <text:p>1813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617">
                <text:p>9617</text:p>
              </table:table-cell>
              <table:table-cell office:value-type="float" office:value="12442">
                <text:p>12442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528">
                <text:p>9528</text:p>
              </table:table-cell>
              <table:table-cell office:value-type="float" office:value="12499">
                <text:p>12499</text:p>
              </table:table-cell>
              <table:table-cell office:value-type="float" office:value="19242">
                <text:p>1924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52">
                <text:p>10052</text:p>
              </table:table-cell>
              <table:table-cell office:value-type="float" office:value="12904">
                <text:p>12904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935">
                <text:p>9935</text:p>
              </table:table-cell>
              <table:table-cell office:value-type="float" office:value="13480">
                <text:p>13480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770">
                <text:p>9770</text:p>
              </table:table-cell>
              <table:table-cell office:value-type="float" office:value="13302">
                <text:p>13302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470">
                <text:p>9470</text:p>
              </table:table-cell>
              <table:table-cell office:value-type="float" office:value="14026">
                <text:p>14026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105">
                <text:p>10105</text:p>
              </table:table-cell>
              <table:table-cell office:value-type="float" office:value="14452">
                <text:p>14452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5370">
                <text:p>15370</text:p>
              </table:table-cell>
              <table:table-cell office:value-type="float" office:value="25787">
                <text:p>2578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58">
                <text:p>10458</text:p>
              </table:table-cell>
              <table:table-cell office:value-type="float" office:value="16313">
                <text:p>16313</text:p>
              </table:table-cell>
              <table:table-cell office:value-type="float" office:value="27394">
                <text:p>2739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231">
                <text:p>17231</text:p>
              </table:table-cell>
              <table:table-cell office:value-type="float" office:value="28822">
                <text:p>2882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389">
                <text:p>11389</text:p>
              </table:table-cell>
              <table:table-cell office:value-type="float" office:value="18018">
                <text:p>18018</text:p>
              </table:table-cell>
              <table:table-cell office:value-type="float" office:value="29977">
                <text:p>2997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170">
                <text:p>11170</text:p>
              </table:table-cell>
              <table:table-cell office:value-type="float" office:value="19042">
                <text:p>19042</text:p>
              </table:table-cell>
              <table:table-cell office:value-type="float" office:value="31463">
                <text:p>3146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60">
                <text:p>11760</text:p>
              </table:table-cell>
              <table:table-cell office:value-type="float" office:value="19878">
                <text:p>19878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1314">
                <text:p>21314</text:p>
              </table:table-cell>
              <table:table-cell office:value-type="float" office:value="33876">
                <text:p>3387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454">
                <text:p>13454</text:p>
              </table:table-cell>
              <table:table-cell office:value-type="float" office:value="22255">
                <text:p>22255</text:p>
              </table:table-cell>
              <table:table-cell office:value-type="float" office:value="32150">
                <text:p>3215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2">
                <text:p>14482</text:p>
              </table:table-cell>
              <table:table-cell office:value-type="float" office:value="22122">
                <text:p>22122</text:p>
              </table:table-cell>
              <table:table-cell office:value-type="float" office:value="31324">
                <text:p>3132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20">
                <text:p>22020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215">
                <text:p>21215</text:p>
              </table:table-cell>
              <table:table-cell office:value-type="float" office:value="33790">
                <text:p>3379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1902">
                <text:p>21902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384">
                <text:p>16384</text:p>
              </table:table-cell>
              <table:table-cell office:value-type="float" office:value="22122">
                <text:p>22122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292">
                <text:p>23292</text:p>
              </table:table-cell>
              <table:table-cell office:value-type="float" office:value="32668">
                <text:p>3266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380">
                <text:p>23380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906">
                <text:p>15906</text:p>
              </table:table-cell>
              <table:table-cell office:value-type="float" office:value="21785">
                <text:p>21785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394">
                <text:p>21394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376">
                <text:p>21376</text:p>
              </table:table-cell>
              <table:table-cell office:value-type="float" office:value="31976">
                <text:p>3197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545">
                <text:p>21545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453">
                <text:p>21453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438">
                <text:p>21438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712">
                <text:p>22712</text:p>
              </table:table-cell>
              <table:table-cell office:value-type="float" office:value="35689">
                <text:p>356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2742">
                <text:p>22742</text:p>
              </table:table-cell>
              <table:table-cell office:value-type="float" office:value="36684">
                <text:p>366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912">
                <text:p>21912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298">
                <text:p>23298</text:p>
              </table:table-cell>
              <table:table-cell office:value-type="float" office:value="33244">
                <text:p>3324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1335">
                <text:p>21335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903">
                <text:p>20903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464">
                <text:p>21464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1376">
                <text:p>21376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646">
                <text:p>12646</text:p>
              </table:table-cell>
              <table:table-cell office:value-type="float" office:value="20823">
                <text:p>20823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20134">
                <text:p>20134</text:p>
              </table:table-cell>
              <table:table-cell office:value-type="float" office:value="34840">
                <text:p>348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501">
                <text:p>19501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9">
                <text:p>11709</text:p>
              </table:table-cell>
              <table:table-cell office:value-type="float" office:value="18296">
                <text:p>18296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8205">
                <text:p>18205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052">
                <text:p>12052</text:p>
              </table:table-cell>
              <table:table-cell office:value-type="float" office:value="16825">
                <text:p>1682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307">
                <text:p>10307</text:p>
              </table:table-cell>
              <table:table-cell office:value-type="float" office:value="16168">
                <text:p>16168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8265">
                <text:p>8265</text:p>
              </table:table-cell>
              <table:table-cell office:value-type="float" office:value="14778">
                <text:p>14778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5">
                <text:p>7725</text:p>
              </table:table-cell>
              <table:table-cell office:value-type="float" office:value="14636">
                <text:p>14636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010">
                <text:p>8010</text:p>
              </table:table-cell>
              <table:table-cell office:value-type="float" office:value="14490">
                <text:p>14490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815">
                <text:p>7815</text:p>
              </table:table-cell>
              <table:table-cell office:value-type="float" office:value="13136">
                <text:p>13136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6420">
                <text:p>6420</text:p>
              </table:table-cell>
              <table:table-cell office:value-type="float" office:value="12875">
                <text:p>12875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230">
                <text:p>7230</text:p>
              </table:table-cell>
              <table:table-cell office:value-type="float" office:value="13230">
                <text:p>13230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605">
                <text:p>7605</text:p>
              </table:table-cell>
              <table:table-cell office:value-type="float" office:value="12432">
                <text:p>12432</text:p>
              </table:table-cell>
              <table:table-cell office:value-type="float" office:value="21042">
                <text:p>2104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915">
                <text:p>6915</text:p>
              </table:table-cell>
              <table:table-cell office:value-type="float" office:value="11396">
                <text:p>1139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925">
                <text:p>5925</text:p>
              </table:table-cell>
              <table:table-cell office:value-type="float" office:value="9744">
                <text:p>9744</text:p>
              </table:table-cell>
              <table:table-cell office:value-type="float" office:value="15834">
                <text:p>1583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535">
                <text:p>5535</text:p>
              </table:table-cell>
              <table:table-cell office:value-type="float" office:value="9656">
                <text:p>9656</text:p>
              </table:table-cell>
              <table:table-cell office:value-type="float" office:value="15691">
                <text:p>1569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175">
                <text:p>5175</text:p>
              </table:table-cell>
              <table:table-cell office:value-type="float" office:value="9633">
                <text:p>9633</text:p>
              </table:table-cell>
              <table:table-cell office:value-type="float" office:value="15431">
                <text:p>1543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190">
                <text:p>5190</text:p>
              </table:table-cell>
              <table:table-cell office:value-type="float" office:value="8996">
                <text:p>8996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925">
                <text:p>5925</text:p>
              </table:table-cell>
              <table:table-cell office:value-type="float" office:value="9099">
                <text:p>9099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535">
                <text:p>5535</text:p>
              </table:table-cell>
              <table:table-cell office:value-type="float" office:value="9594">
                <text:p>9594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175">
                <text:p>5175</text:p>
              </table:table-cell>
              <table:table-cell office:value-type="float" office:value="9315">
                <text:p>9315</text:p>
              </table:table-cell>
              <table:table-cell office:value-type="float" office:value="15708">
                <text:p>1570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190">
                <text:p>5190</text:p>
              </table:table-cell>
              <table:table-cell office:value-type="float" office:value="8996">
                <text:p>8996</text:p>
              </table:table-cell>
              <table:table-cell office:value-type="float" office:value="13832">
                <text:p>1383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535">
                <text:p>5535</text:p>
              </table:table-cell>
              <table:table-cell office:value-type="float" office:value="8764">
                <text:p>8764</text:p>
              </table:table-cell>
              <table:table-cell office:value-type="float" office:value="13078">
                <text:p>130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175">
                <text:p>5175</text:p>
              </table:table-cell>
              <table:table-cell office:value-type="float" office:value="8580">
                <text:p>8580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190">
                <text:p>5190</text:p>
              </table:table-cell>
              <table:table-cell office:value-type="float" office:value="8680">
                <text:p>8680</text:p>
              </table:table-cell>
              <table:table-cell office:value-type="float" office:value="15147">
                <text:p>1514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535">
                <text:p>5535</text:p>
              </table:table-cell>
              <table:table-cell office:value-type="float" office:value="9063">
                <text:p>9063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435">
                <text:p>6435</text:p>
              </table:table-cell>
              <table:table-cell office:value-type="float" office:value="9006">
                <text:p>9006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400">
                <text:p>5400</text:p>
              </table:table-cell>
              <table:table-cell office:value-type="float" office:value="8580">
                <text:p>8580</text:p>
              </table:table-cell>
              <table:table-cell office:value-type="float" office:value="15147">
                <text:p>15147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4823">
                <text:p>4823</text:p>
              </table:table-cell>
              <table:table-cell office:value-type="float" office:value="8019">
                <text:p>8019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4726">
                <text:p>4726</text:p>
              </table:table-cell>
              <table:table-cell office:value-type="float" office:value="7480">
                <text:p>7480</text:p>
              </table:table-cell>
              <table:table-cell office:value-type="float" office:value="12155">
                <text:p>1215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532">
                <text:p>4532</text:p>
              </table:table-cell>
              <table:table-cell office:value-type="float" office:value="7727">
                <text:p>7727</text:p>
              </table:table-cell>
              <table:table-cell office:value-type="float" office:value="12249">
                <text:p>1224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948">
                <text:p>4948</text:p>
              </table:table-cell>
              <table:table-cell office:value-type="float" office:value="8230">
                <text:p>8230</text:p>
              </table:table-cell>
              <table:table-cell office:value-type="float" office:value="13374">
                <text:p>1337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535">
                <text:p>5535</text:p>
              </table:table-cell>
              <table:table-cell office:value-type="float" office:value="8820">
                <text:p>8820</text:p>
              </table:table-cell>
              <table:table-cell office:value-type="float" office:value="15434">
                <text:p>1543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479">
                <text:p>5479</text:p>
              </table:table-cell>
              <table:table-cell office:value-type="float" office:value="8949">
                <text:p>8949</text:p>
              </table:table-cell>
              <table:table-cell office:value-type="float" office:value="16339">
                <text:p>1633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274">
                <text:p>5274</text:p>
              </table:table-cell>
              <table:table-cell office:value-type="float" office:value="9115">
                <text:p>9115</text:p>
              </table:table-cell>
              <table:table-cell office:value-type="float" office:value="17298">
                <text:p>1729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080">
                <text:p>5080</text:p>
              </table:table-cell>
              <table:table-cell office:value-type="float" office:value="9912">
                <text:p>9912</text:p>
              </table:table-cell>
              <table:table-cell office:value-type="float" office:value="18660">
                <text:p>18660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892">
                <text:p>4892</text:p>
              </table:table-cell>
              <table:table-cell office:value-type="float" office:value="10373">
                <text:p>10373</text:p>
              </table:table-cell>
              <table:table-cell office:value-type="float" office:value="20139">
                <text:p>2013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712">
                <text:p>4712</text:p>
              </table:table-cell>
              <table:table-cell office:value-type="float" office:value="10828">
                <text:p>10828</text:p>
              </table:table-cell>
              <table:table-cell office:value-type="float" office:value="21736">
                <text:p>2173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538">
                <text:p>4538</text:p>
              </table:table-cell>
              <table:table-cell office:value-type="float" office:value="11201">
                <text:p>11201</text:p>
              </table:table-cell>
              <table:table-cell office:value-type="float" office:value="23459">
                <text:p>2345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371">
                <text:p>4371</text:p>
              </table:table-cell>
              <table:table-cell office:value-type="float" office:value="11883">
                <text:p>11883</text:p>
              </table:table-cell>
              <table:table-cell office:value-type="float" office:value="25318">
                <text:p>25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77.66666666667">
                <text:p>5677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2cm" svg:y="1.404cm" svg:width="30.89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cm" svg:y="1.352cm" svg:width="31.35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23619353346">
                <text:p>1.062361935334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764950037798">
                <text:p>1.0676495003779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398610904928">
                <text:p>1.0539861090492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407181429635">
                <text:p>1.0340718142963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99065810868">
                <text:p>1.069906581086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335833905375">
                <text:p>1.0633583390537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44815145762">
                <text:p>1.034481514576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864164278754">
                <text:p>1.0486416427875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432077933382">
                <text:p>1.0643207793338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478034863442">
                <text:p>1.0447803486344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0260290252515">
                <text:p>1.1026029025251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801869697939">
                <text:p>1.1580186969793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640193035437">
                <text:p>1.1864019303543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160440800104">
                <text:p>1.2116044080010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161524031082">
                <text:p>1.211615240310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4929812039082">
                <text:p>1.1492981203908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531342436755">
                <text:p>1.1953134243675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1597338432567">
                <text:p>1.2159733843256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349496364797">
                <text:p>1.1934949636479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8088422452734">
                <text:p>1.180884224527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221158168092">
                <text:p>1.1022115816809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3760148733052">
                <text:p>1.0376014873305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74888835588374">
                <text:p>0.97488883558837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036589000008">
                <text:p>1.1503658900000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66582087978284">
                <text:p>0.96658208797828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3760148733052">
                <text:p>1.037601487330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9004645086511">
                <text:p>0.9990046450865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780457847404">
                <text:p>0.9878045784740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287690914991">
                <text:p>1.0228769091499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8997072724705">
                <text:p>0.98899707272470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286107565931">
                <text:p>1.0428610756593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280885881747">
                <text:p>1.0528088588174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495845651816">
                <text:p>1.0249584565181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5253514500184">
                <text:p>1.0525351450018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8363078647159">
                <text:p>0.99836307864715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4422805532">
                <text:p>1.01442280553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729679271832">
                <text:p>1.06729679271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3408552209576">
                <text:p>0.84340855220957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1224632612796">
                <text:p>0.81122463261279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5440210160016">
                <text:p>1.0544021016001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338934870704">
                <text:p>1.0633893487070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89225818339">
                <text:p>0.858922581833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9372826786947">
                <text:p>0.80937282678694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7651586781299">
                <text:p>0.90765158678129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96857361353308">
                <text:p>0.89685736135330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849866759241861">
                <text:p>0.84986675924186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15848853990361">
                <text:p>0.91584885399036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8428148738044">
                <text:p>0.78842814873804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51141830990664">
                <text:p>0.85114183099066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4853328914224">
                <text:p>0.90485332891422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796920814954841">
                <text:p>0.79692081495484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0813626786056">
                <text:p>0.9081362678605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36935915260628">
                <text:p>0.93693591526062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83792573696145">
                <text:p>0.88379257369614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35247015385318">
                <text:p>0.83524701538531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20943200117417">
                <text:p>0.92094320011741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784983992322714">
                <text:p>0.78498399232271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113702243678">
                <text:p>0.97113702243678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41164109274885">
                <text:p>0.84116410927488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66000545067561">
                <text:p>0.96600054506756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4778534235207">
                <text:p>1.0477853423520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6922854442344">
                <text:p>1.069228544423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85059846737233">
                <text:p>0.98505984673723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200195066079">
                <text:p>0.9020019506607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83912591050989">
                <text:p>0.98391259105098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6627290693053">
                <text:p>0.97662729069305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9894500885985">
                <text:p>0.8989450088598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84588018439166">
                <text:p>0.98458801843916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0505963895668">
                <text:p>1.050596389566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6201753260477">
                <text:p>0.92620175326047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10106414305419">
                <text:p>1.1010641430541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23206462074413">
                <text:p>1.2320646207441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18739102740113">
                <text:p>1.1873910274011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20333381395008">
                <text:p>1.2033338139500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25771258259121">
                <text:p>1.2577125825912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702.5">
                <text:p>15702.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4836">
                <text:p>14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